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00%" fo:text-align="center"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4719a" style:font-size-asian="10pt" style:font-size-complex="10pt"/>
    </style:style>
    <style:style style:name="P2" style:family="paragraph" style:parent-style-name="Text_20_body">
      <style:paragraph-properties fo:line-height="100%" fo:text-align="end"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font-size-asian="10pt" style:font-size-complex="10pt"/>
    </style:style>
    <style:style style:name="P3" style:family="paragraph" style:parent-style-name="Text_20_body">
      <style:paragraph-properties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font-size-asian="10pt" style:font-size-complex="10pt"/>
    </style:style>
    <style:style style:name="P4" style:family="paragraph" style:parent-style-name="Standard">
      <style:text-properties fo:color="#000000" fo:font-size="7pt" officeooo:paragraph-rsid="001f2413" style:font-size-asian="7pt" style:font-size-complex="7pt"/>
    </style:style>
    <style:style style:name="P5" style:family="paragraph" style:parent-style-name="Standard">
      <style:paragraph-properties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font-size-asian="10pt" style:font-size-complex="10pt"/>
    </style:style>
    <style:style style:name="P6"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font-size-asian="10pt" style:font-size-complex="10pt"/>
    </style:style>
    <style:style style:name="P7"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28171e" style:font-size-asian="10pt" style:font-size-complex="10pt"/>
    </style:style>
    <style:style style:name="P8"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596c6e" style:font-size-asian="10pt" style:font-size-complex="10pt"/>
    </style:style>
    <style:style style:name="P9"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5fbbfe" style:font-size-asian="10pt" style:font-size-complex="10pt"/>
    </style:style>
    <style:style style:name="P10"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2d2945" style:font-size-asian="10pt" style:font-size-complex="10pt"/>
    </style:style>
    <style:style style:name="P11"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7304a" style:font-size-asian="10pt" style:font-size-complex="10pt"/>
    </style:style>
    <style:style style:name="P12"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9bc1b" style:font-size-asian="10pt" style:font-size-complex="10pt"/>
    </style:style>
    <style:style style:name="P13"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53a4b" style:font-size-asian="10pt" style:font-size-complex="10pt"/>
    </style:style>
    <style:style style:name="P14" style:family="paragraph" style:parent-style-name="Text_20_body">
      <style:paragraph-properties fo:margin-top="0in" fo:margin-bottom="0in" loext:contextual-spacing="false" fo:line-height="100%" fo:text-align="start"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48667e" style:font-size-asian="10pt" style:font-size-complex="10pt"/>
    </style:style>
    <style:style style:name="P15" style:family="paragraph" style:parent-style-name="Text_20_body">
      <style:paragraph-properties fo:margin-top="0in" fo:margin-bottom="0in" loext:contextual-spacing="false" fo:line-height="100%" fo:text-align="start"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rsid="005e8dc5" officeooo:paragraph-rsid="005e8dc5" style:font-size-asian="10pt" style:font-size-complex="10pt"/>
    </style:style>
    <style:style style:name="P16" style:family="paragraph" style:parent-style-name="Text_20_body">
      <style:paragraph-properties fo:margin-top="0in" fo:margin-bottom="0in" loext:contextual-spacing="false" fo:line-height="100%" fo:text-align="center"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officeooo:paragraph-rsid="00483bd6" style:font-size-asian="10pt" style:font-weight-asian="normal" style:font-size-complex="10pt" style:font-weight-complex="normal"/>
    </style:style>
    <style:style style:name="P17" style:family="paragraph" style:parent-style-name="Text_20_body">
      <style:paragraph-properties fo:margin-top="0in" fo:margin-bottom="0in" loext:contextual-spacing="false" fo:line-height="100%" fo:text-align="center"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officeooo:paragraph-rsid="005fbbfe" style:font-size-asian="10pt" style:font-weight-asian="normal" style:font-size-complex="10pt" style:font-weight-complex="normal"/>
    </style:style>
    <style:style style:name="P18" style:family="paragraph" style:parent-style-name="Text_20_body">
      <style:paragraph-properties fo:margin-top="0in" fo:margin-bottom="0in" loext:contextual-spacing="false" fo:line-height="100%" fo:text-align="start"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officeooo:paragraph-rsid="0048667e" style:font-size-asian="10pt" style:font-weight-asian="normal" style:font-size-complex="10pt" style:font-weight-complex="normal"/>
    </style:style>
    <style:style style:name="P19"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style:font-size-asian="10pt" style:font-weight-asian="normal" style:font-size-complex="10pt" style:font-weight-complex="normal"/>
    </style:style>
    <style:style style:name="P20"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officeooo:paragraph-rsid="00653a4b" style:font-size-asian="10pt" style:font-weight-asian="normal" style:font-size-complex="10pt" style:font-weight-complex="normal"/>
    </style:style>
    <style:style style:name="P21"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text-underline-style="solid" style:text-underline-width="auto" style:text-underline-color="font-color" officeooo:rsid="006091ac" officeooo:paragraph-rsid="00653a4b" style:font-size-asian="10pt" style:font-size-complex="10pt"/>
    </style:style>
    <style:style style:name="P22"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officeooo:paragraph-rsid="005d27f5"/>
    </style:style>
    <style:style style:name="P23"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officeooo:paragraph-rsid="00653a4b"/>
    </style:style>
    <style:style style:name="P24"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fo:color="#000000" style:font-name="Times New Roman" fo:font-size="10pt" officeooo:rsid="0044c965" officeooo:paragraph-rsid="005d27f5" style:font-size-asian="10pt" style:font-size-complex="10pt"/>
    </style:style>
    <style:style style:name="P25" style:family="paragraph" style:parent-style-name="Text_20_body">
      <style:paragraph-properties fo:margin-top="0in" fo:margin-bottom="0in" loext:contextual-spacing="false" fo:line-height="100%" fo:text-align="start"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9bc1b" style:font-size-asian="10pt" style:font-size-complex="10pt"/>
    </style:style>
    <style:style style:name="P26" style:family="paragraph" style:parent-style-name="Text_20_body">
      <style:paragraph-properties fo:margin-top="0in" fo:margin-bottom="0in" loext:contextual-spacing="false" fo:line-height="100%" fo:text-align="end"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9bc1b" style:font-size-asian="10pt" style:font-size-complex="10pt"/>
    </style:style>
    <style:style style:name="P27"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font-size-asian="10pt" style:font-size-complex="10pt"/>
    </style:style>
    <style:style style:name="P28" style:family="paragraph" style:parent-style-name="Text_20_body">
      <style:paragraph-properties fo:margin-top="0in" fo:margin-bottom="0in" loext:contextual-spacing="false" fo:line-height="100%" fo:text-align="center"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officeooo:paragraph-rsid="00483bd6" style:font-size-asian="10pt" style:font-weight-asian="normal" style:font-size-complex="10pt" style:font-weight-complex="normal"/>
    </style:style>
    <style:style style:name="P29" style:family="paragraph">
      <style:paragraph-properties fo:text-align="start"/>
    </style:style>
    <style:style style:name="P30" style:family="paragraph">
      <loext:graphic-properties draw:fill="none"/>
      <style:paragraph-properties fo:text-align="start"/>
      <style:text-properties style:font-name="Times New Roman" fo:font-size="8pt" style:font-size-asian="8pt" style:font-size-complex="8pt"/>
    </style:style>
    <style:style style:name="P31" style:family="paragraph">
      <style:paragraph-properties fo:margin-top="0in" fo:margin-bottom="0in" fo:line-height="100%" fo:text-align="center">
        <style:tab-stops>
          <style:tab-stop style:position="0.1413in"/>
          <style:tab-stop style:position="0.2823in"/>
          <style:tab-stop style:position="0.4236in"/>
          <style:tab-stop style:position="0.5693in"/>
          <style:tab-stop style:position="0.7102in"/>
          <style:tab-stop style:position="0.8559in"/>
          <style:tab-stop style:position="0.9929in"/>
          <style:tab-stop style:position="1.1339in"/>
          <style:tab-stop style:position="1.2795in"/>
          <style:tab-stop style:position="1.4165in"/>
          <style:tab-stop style:position="1.5579in"/>
          <style:tab-stop style:position="1.7031in"/>
        </style:tab-stops>
      </style:paragraph-properties>
    </style:style>
    <style:style style:name="P32" style:family="paragraph">
      <loext:graphic-properties draw:fill="none" draw:fill-color="#ffffff"/>
      <style:paragraph-properties fo:margin-top="0in" fo:margin-bottom="0in" fo:line-height="100%" fo:text-align="center">
        <style:tab-stops>
          <style:tab-stop style:position="0.1413in"/>
          <style:tab-stop style:position="0.2823in"/>
          <style:tab-stop style:position="0.4236in"/>
          <style:tab-stop style:position="0.5693in"/>
          <style:tab-stop style:position="0.7102in"/>
          <style:tab-stop style:position="0.8559in"/>
          <style:tab-stop style:position="0.9929in"/>
          <style:tab-stop style:position="1.1339in"/>
          <style:tab-stop style:position="1.2795in"/>
          <style:tab-stop style:position="1.4165in"/>
          <style:tab-stop style:position="1.5579in"/>
          <style:tab-stop style:position="1.7031in"/>
        </style:tab-stops>
      </style:paragraph-properties>
      <style:text-properties style:font-name="Times New Roman" fo:font-size="10pt" style:font-size-asian="10pt" style:font-size-complex="10pt"/>
    </style:style>
    <style:style style:name="P33" style:family="paragraph">
      <style:paragraph-properties fo:line-height="100%">
        <style:tab-stops>
          <style:tab-stop style:position="0.1413in"/>
          <style:tab-stop style:position="0.2823in"/>
          <style:tab-stop style:position="0.4236in"/>
          <style:tab-stop style:position="0.5693in"/>
          <style:tab-stop style:position="0.7102in"/>
          <style:tab-stop style:position="0.8559in"/>
          <style:tab-stop style:position="0.9929in"/>
          <style:tab-stop style:position="1.1339in"/>
          <style:tab-stop style:position="1.2795in"/>
          <style:tab-stop style:position="1.4165in"/>
          <style:tab-stop style:position="1.5579in"/>
          <style:tab-stop style:position="1.7031in"/>
        </style:tab-stops>
      </style:paragraph-properties>
    </style:style>
    <style:style style:name="P34" style:family="paragraph">
      <loext:graphic-properties draw:fill="none"/>
      <style:paragraph-properties fo:text-align="center"/>
      <style:text-properties fo:color="#000080"/>
    </style:style>
    <style:style style:name="P35" style:family="paragraph">
      <loext:graphic-properties draw:fill="none"/>
      <style:paragraph-properties fo:line-height="100%" fo:text-align="center">
        <style:tab-stops>
          <style:tab-stop style:position="0.1413in"/>
          <style:tab-stop style:position="0.2823in"/>
          <style:tab-stop style:position="0.4236in"/>
          <style:tab-stop style:position="0.5693in"/>
          <style:tab-stop style:position="0.7102in"/>
          <style:tab-stop style:position="0.8559in"/>
          <style:tab-stop style:position="0.9929in"/>
          <style:tab-stop style:position="1.1339in"/>
          <style:tab-stop style:position="1.2795in"/>
          <style:tab-stop style:position="1.4165in"/>
          <style:tab-stop style:position="1.5579in"/>
          <style:tab-stop style:position="1.7031in"/>
        </style:tab-stops>
      </style:paragraph-properties>
      <style:text-properties fo:color="#000080" style:font-name="Times New Roman" fo:font-size="8pt" style:font-size-asian="8pt" style:font-size-complex="8pt"/>
    </style:style>
    <style:style style:name="T1" style:family="text">
      <style:text-properties fo:color="#000000" style:font-name="Times New Roman" fo:font-size="10pt" style:font-size-asian="10pt" style:font-size-complex="10pt"/>
    </style:style>
    <style:style style:name="T2" style:family="text">
      <style:text-properties fo:color="#000000" style:font-name="Times New Roman" fo:font-size="10pt" officeooo:rsid="0041720b" style:font-size-asian="10pt" style:font-size-complex="10pt"/>
    </style:style>
    <style:style style:name="T3" style:family="text">
      <style:text-properties fo:color="#000000" style:font-name="Times New Roman" fo:font-size="10pt" officeooo:rsid="00444556" style:font-size-asian="10pt" style:font-size-complex="10pt"/>
    </style:style>
    <style:style style:name="T4" style:family="text">
      <style:text-properties fo:color="#000000" style:font-name="Times New Roman" fo:font-size="10pt" officeooo:rsid="0044c965" style:font-size-asian="10pt" style:font-size-complex="10pt"/>
    </style:style>
    <style:style style:name="T5" style:family="text">
      <style:text-properties fo:color="#000000" style:font-name="Times New Roman" fo:font-size="10pt" officeooo:rsid="005fbbfe" style:font-size-asian="10pt" style:font-size-complex="10pt"/>
    </style:style>
    <style:style style:name="T6" style:family="text">
      <style:text-properties officeooo:rsid="001aecc7"/>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28171e" style:font-weight-asian="normal" style:font-weight-complex="normal"/>
    </style:style>
    <style:style style:name="T10" style:family="text">
      <style:text-properties style:text-underline-style="solid" style:text-underline-width="auto" style:text-underline-color="font-color" fo:font-weight="normal" officeooo:rsid="0048667e" style:font-weight-asian="normal" style:font-weight-complex="normal"/>
    </style:style>
    <style:style style:name="T11" style:family="text">
      <style:text-properties style:text-underline-style="solid" style:text-underline-width="auto" style:text-underline-color="font-color" officeooo:rsid="006091ac"/>
    </style:style>
    <style:style style:name="T12" style:family="text">
      <style:text-properties style:text-underline-style="solid" style:text-underline-width="auto" style:text-underline-color="font-color" officeooo:rsid="0067304a"/>
    </style:style>
    <style:style style:name="T13" style:family="text">
      <style:text-properties officeooo:rsid="001bbcb5"/>
    </style:style>
    <style:style style:name="T14" style:family="text">
      <style:text-properties style:font-name="Times New Roman" fo:font-size="10pt" style:font-size-asian="10pt" style:font-size-complex="10pt"/>
    </style:style>
    <style:style style:name="T15" style:family="text">
      <style:text-properties style:font-name="Times New Roman" fo:font-size="10pt" officeooo:rsid="001aecc7" style:font-size-asian="10pt" style:font-size-complex="10pt"/>
    </style:style>
    <style:style style:name="T16" style:family="text">
      <style:text-properties style:font-name="Times New Roman" fo:font-size="10pt" officeooo:rsid="0048667e" style:font-size-asian="10pt" style:font-size-complex="10pt"/>
    </style:style>
    <style:style style:name="T17" style:family="text">
      <style:text-properties style:font-name="Times New Roman" fo:font-size="10pt" officeooo:rsid="0032f917" style:font-size-asian="10pt" style:font-size-complex="10pt"/>
    </style:style>
    <style:style style:name="T18" style:family="text">
      <style:text-properties style:font-name="Times New Roman" fo:font-size="10pt" officeooo:rsid="006091ac" style:font-size-asian="10pt" style:font-size-complex="10pt"/>
    </style:style>
    <style:style style:name="T19" style:family="text">
      <style:text-properties style:font-name="Times New Roman" fo:font-size="10pt" officeooo:rsid="0038fffe" style:font-size-asian="10pt" style:font-size-complex="10pt"/>
    </style:style>
    <style:style style:name="T20" style:family="text">
      <style:text-properties style:font-name="Times New Roman" fo:font-size="10pt" officeooo:rsid="00653a4b" style:font-size-asian="10pt" style:font-size-complex="10pt"/>
    </style:style>
    <style:style style:name="T21" style:family="text">
      <style:text-properties style:font-name="Times New Roman" fo:font-size="10pt" officeooo:rsid="006baecf" style:font-size-asian="10pt" style:font-size-complex="10pt"/>
    </style:style>
    <style:style style:name="T22" style:family="text">
      <style:text-properties style:font-name="Times New Roman" fo:font-size="10pt" style:text-underline-style="solid" style:text-underline-width="auto" style:text-underline-color="font-color" style:font-size-asian="10pt" style:font-size-complex="10pt"/>
    </style:style>
    <style:style style:name="T23" style:family="text">
      <style:text-properties style:font-name="Times New Roman" fo:font-size="10pt" style:text-underline-style="solid" style:text-underline-width="auto" style:text-underline-color="font-color" officeooo:rsid="006091ac" style:font-size-asian="10pt" style:font-size-complex="10pt"/>
    </style:style>
    <style:style style:name="T24" style:family="text">
      <style:text-properties style:font-name="Times New Roman" fo:font-size="10pt" style:text-underline-style="solid" style:text-underline-width="auto" style:text-underline-color="font-color" officeooo:rsid="0038fffe" style:font-size-asian="10pt" style:font-size-complex="10pt"/>
    </style:style>
    <style:style style:name="T25" style:family="text">
      <style:text-properties style:font-name="Times New Roman" fo:font-size="10pt" style:text-underline-style="solid" style:text-underline-width="auto" style:text-underline-color="font-color" officeooo:rsid="0032f917" style:font-size-asian="10pt" style:font-size-complex="10pt"/>
    </style:style>
    <style:style style:name="T26" style:family="text">
      <style:text-properties style:font-name="Times New Roman" fo:font-size="10pt" style:text-underline-style="none" officeooo:rsid="0038fffe" style:font-size-asian="10pt" style:font-size-complex="10pt"/>
    </style:style>
    <style:style style:name="T27" style:family="text">
      <style:text-properties officeooo:rsid="0028171e"/>
    </style:style>
    <style:style style:name="T28" style:family="text">
      <style:text-properties fo:font-weight="normal" style:font-weight-asian="normal" style:font-weight-complex="normal"/>
    </style:style>
    <style:style style:name="T29" style:family="text">
      <style:text-properties fo:font-weight="normal" officeooo:rsid="0028171e" style:font-weight-asian="normal" style:font-weight-complex="normal"/>
    </style:style>
    <style:style style:name="T30" style:family="text">
      <style:text-properties fo:font-weight="normal" officeooo:rsid="0048667e" style:font-weight-asian="normal" style:font-weight-complex="normal"/>
    </style:style>
    <style:style style:name="T31" style:family="text">
      <style:text-properties fo:font-weight="normal" officeooo:rsid="006fc07e" style:font-weight-asian="normal" style:font-weight-complex="normal"/>
    </style:style>
    <style:style style:name="T32" style:family="text">
      <style:text-properties officeooo:rsid="002d2945"/>
    </style:style>
    <style:style style:name="T33" style:family="text">
      <style:text-properties style:text-underline-style="none"/>
    </style:style>
    <style:style style:name="T34" style:family="text">
      <style:text-properties style:text-underline-style="none" fo:font-weight="normal" officeooo:rsid="0028171e" style:font-weight-asian="normal" style:font-weight-complex="normal"/>
    </style:style>
    <style:style style:name="T35" style:family="text">
      <style:text-properties style:text-underline-style="none" fo:font-weight="normal" officeooo:rsid="0069bc1b" style:font-weight-asian="normal" style:font-weight-complex="normal"/>
    </style:style>
    <style:style style:name="T36" style:family="text">
      <style:text-properties officeooo:rsid="0048667e"/>
    </style:style>
    <style:style style:name="T37" style:family="text">
      <style:text-properties officeooo:rsid="00596c6e"/>
    </style:style>
    <style:style style:name="T38" style:family="text">
      <style:text-properties officeooo:rsid="006091ac"/>
    </style:style>
    <style:style style:name="T39" style:family="text">
      <style:text-properties officeooo:rsid="00646660"/>
    </style:style>
    <style:style style:name="T40" style:family="text">
      <style:text-properties officeooo:rsid="0067304a"/>
    </style:style>
    <style:style style:name="T41" style:family="text">
      <style:text-properties style:font-name="Times New Roman" fo:font-size="8pt" fo:font-weight="bold" style:font-size-asian="8pt" style:font-weight-asian="bold" style:font-size-complex="8pt" style:font-weight-complex="bold"/>
    </style:style>
    <style:style style:name="T42" style:family="text">
      <style:text-properties fo:color="#000080" style:font-name="Times New Roman" fo:font-size="8pt" style:font-size-asian="8pt" style:font-size-complex="8pt"/>
    </style:style>
    <style:style style:name="T43" style:family="text">
      <style:text-properties fo:color="#dd4814" style:font-name="Times New Roman" fo:font-size="8pt" style:font-size-asian="8pt" style:font-size-complex="8pt"/>
    </style:style>
    <style:style style:name="T44" style:family="text">
      <style:text-properties fo:color="#800000" style:font-name="Times New Roman" fo:font-size="8pt" style:font-size-asian="8pt" style:font-size-complex="8pt"/>
    </style:style>
    <style:style style:name="T45" style:family="text">
      <style:text-properties fo:color="#000000" style:font-name="Times New Roman" fo:font-size="8pt" fo:font-weight="bold" style:font-size-asian="8pt" style:font-weight-asian="bold" style:font-size-complex="8pt" style:font-weight-complex="bold"/>
    </style:style>
    <style:style style:name="T46" style:family="text">
      <style:text-properties fo:color="#000080" fo:font-size="8pt" style:font-size-asian="8pt" style:font-size-complex="8pt"/>
    </style:style>
    <style:style style:name="T47" style:family="text">
      <style:text-properties fo:color="#77216f" style:font-name="Times New Roman" fo:font-size="8pt" style:font-size-asian="8pt" style:font-size-complex="8pt"/>
    </style:style>
    <style:style style:name="T48" style:family="text">
      <style:text-properties fo:color="#000080" style:font-name="Times New Roman" fo:font-size="8pt" fo:font-weight="normal" style:font-size-asian="8pt" style:font-weight-asian="normal" style:font-size-complex="8pt" style:font-weight-complex="normal"/>
    </style:style>
    <style:style style:name="T49" style:family="text">
      <style:text-properties fo:color="#dd4814" style:font-name="Times New Roman" fo:font-size="8pt" fo:font-weight="normal" style:font-size-asian="8pt" style:font-weight-asian="normal" style:font-size-complex="8pt" style:font-weight-complex="normal"/>
    </style:style>
    <style:style style:name="T50" style:family="text">
      <style:text-properties fo:color="#77216f" style:font-name="Times New Roman" fo:font-size="8pt" fo:font-weight="normal" style:font-size-asian="8pt" style:font-weight-asian="normal" style:font-size-complex="8pt" style:font-weight-complex="normal"/>
    </style:style>
    <style:style style:name="T51" style:family="text">
      <style:text-properties style:font-name="Times New Roman" fo:font-size="8pt" fo:font-weight="normal" style:font-size-asian="8pt" style:font-weight-asian="normal" style:font-size-complex="8pt" style:font-weight-complex="normal"/>
    </style:style>
    <style:style style:name="T52" style:family="text">
      <style:text-properties style:font-name="Times New Roman" fo:font-size="8pt" style:font-size-asian="8pt" style:font-size-complex="8pt"/>
    </style:style>
    <style:style style:name="T53" style:family="text">
      <style:text-properties fo:color="#000080" style:font-name="Times New Roman" fo:font-size="8pt" style:text-underline-style="solid" style:text-underline-width="auto" style:text-underline-color="font-color" style:font-size-asian="8pt" style:font-size-complex="8pt"/>
    </style:style>
    <style:style style:name="T54" style:family="text">
      <style:text-properties fo:color="#000080" style:font-name="Times New Roman" fo:font-size="8pt" fo:font-weight="bold" style:font-size-asian="8pt" style:font-weight-asian="bold" style:font-size-complex="8pt" style:font-weight-complex="bold"/>
    </style:style>
    <style:style style:name="T55" style:family="text">
      <style:text-properties fo:color="#ff6600" style:font-name="Times New Roman" fo:font-size="8pt" style:font-size-asian="8pt" style:font-size-complex="8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fill="none" draw:textarea-horizontal-align="left" draw:textarea-vertical-align="top" fo:padding-top="0.0598in" fo:padding-bottom="0.0598in" fo:padding-left="0.0598in" fo:padding-right="0.0598in" style:run-through="foreground"/>
    </style:style>
    <style:style style:name="gr3" style:family="graphic">
      <style:graphic-properties draw:stroke="none" svg:stroke-color="#000000" draw:fill="none" draw:fill-color="#ffffff" fo:min-height="0.2398in"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fill="none" draw:textarea-horizontal-align="left" draw:textarea-vertical-align="top" fo:padding-top="0.0598in" fo:padding-left="0.0598in" style:run-through="foreground"/>
    </style:style>
    <style:style style:name="gr7" style:family="graphic">
      <style:graphic-properties draw:stroke="none" svg:stroke-color="#000000" draw:fill="none" draw:fill-color="#ffffff" fo:min-height="0.1874in" style:run-through="foreground"/>
    </style:style>
    <style:style style:name="gr8" style:family="graphic">
      <style:graphic-properties draw:fill="none" draw:textarea-horizontal-align="center" draw:textarea-vertical-align="top" style:run-through="foreground"/>
    </style:style>
    <style:style style:name="gr9" style:family="graphic">
      <style:graphic-properties style:run-through="foreground" style:vertical-pos="from-top" style:vertical-rel="page" style:horizontal-pos="from-left" style:horizontal-rel="paragraph" draw:wrap-influence-on-position="once-concurrent" style:flow-with-text="false"/>
    </style:style>
    <style:style style:name="gr10" style:family="graphic">
      <style:graphic-properties draw:fill="none" draw:textarea-horizontal-align="center" draw:textarea-vertical-align="top" fo:padding-top="0.0598in" fo:padding-left="0.0598in" style:run-through="foreground"/>
    </style:style>
    <style:style style:name="gr11" style:family="graphic">
      <style:graphic-properties draw:stroke="none" svg:stroke-color="#000000" draw:fill="none" draw:fill-color="#ffffff" fo:min-height="0.223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rect draw:style-name="gr2" draw:text-style-name="P30" svg:width="2.2114in" svg:height="4.263in" svg:x="0.6957in" svg:y="0.7902in">
          <text:p text:style-name="P29"><text:span text:style-name="T41">Baseline Field Elements: </text:span></text:p>
          <text:p text:style-name="P29"><text:span text:style-name="T42">&lt;appinfo&gt;</text:span></text:p>
          <text:p text:style-name="P29"><text:span text:style-name="T42"><text:s text:c="8"/></text:span><text:span text:style-name="T42">&lt;FudName/&gt;</text:span></text:p>
          <text:p text:style-name="P29"><text:span text:style-name="T42"><text:s text:c="8"/></text:span><text:span text:style-name="T42">&lt;FudExplanation/&gt;</text:span></text:p>
          <text:p text:style-name="P29"><text:span text:style-name="T42"><text:s text:c="9"/></text:span><text:span text:style-name="T42">&lt;FieldFormatIndexReferenceNumber/&gt;</text:span></text:p>
          <text:p text:style-name="P29"><text:span text:style-name="T42"><text:s text:c="8"/></text:span><text:span text:style-name="T42">&lt;FudNumber/&gt;</text:span></text:p>
          <text:p text:style-name="P29"><text:span text:style-name="T42"><text:s text:c="8"/></text:span><text:span text:style-name="T42">&lt;VersionIndicator/&gt;</text:span></text:p>
          <text:p text:style-name="P29"><text:span text:style-name="T42"><text:s text:c="8"/></text:span><text:span text:style-name="T42">&lt;MinimumLength/&gt;</text:span></text:p>
          <text:p text:style-name="P29"><text:span text:style-name="T42"><text:s text:c="8"/></text:span><text:span text:style-name="T42">&lt;MaximumLength/&gt;</text:span></text:p>
          <text:p text:style-name="P29"><text:span text:style-name="T42"><text:s text:c="8"/></text:span><text:span text:style-name="T42">&lt;LengthLimitation/&gt;</text:span></text:p>
          <text:p text:style-name="P29"><text:span text:style-name="T42"><text:s text:c="8"/></text:span><text:span text:style-name="T42">&lt;UnitOfMeasure/&gt;</text:span></text:p>
          <text:p text:style-name="P29"><text:span text:style-name="T42"><text:s text:c="8"/></text:span><text:span text:style-name="T42">&lt;Type/&gt;</text:span></text:p>
          <text:p text:style-name="P29"><text:span text:style-name="T42"><text:s text:c="8"/></text:span><text:span text:style-name="T42">&lt;FudSponsor/&gt;</text:span></text:p>
          <text:p text:style-name="P29"><text:span text:style-name="T42"><text:s text:c="8"/></text:span><text:span text:style-name="T42">&lt;FudRelatedDocument/&gt;</text:span></text:p>
          <text:p text:style-name="P29"><text:span text:style-name="T42"><text:s text:c="8"/></text:span><text:span text:style-name="T42">&lt;EntryType/&gt;</text:span></text:p>
          <text:p text:style-name="P29"><text:span text:style-name="T42"><text:s text:c="8"/></text:span><text:span text:style-name="T42">&lt;DataType/&gt;</text:span></text:p>
          <text:p text:style-name="P29"><text:span text:style-name="T42"><text:s text:c="8"/></text:span><text:span text:style-name="T42">&lt;Explanation/&gt;</text:span></text:p>
          <text:p text:style-name="P29"><text:span text:style-name="T42"><text:s text:c="8"/></text:span><text:span text:style-name="T42">&lt;MtfRegularExpression/&gt;</text:span></text:p>
          <text:p text:style-name="P29"><text:span text:style-name="T42"><text:s text:c="8"/></text:span><text:span text:style-name="T42">&lt;MinimumInclusiveValue/&gt;</text:span></text:p>
          <text:p text:style-name="P29"><text:span text:style-name="T42"><text:s text:c="8"/></text:span><text:span text:style-name="T42">&lt;MaximumInclusiveValue/&gt;</text:span></text:p>
          <text:p text:style-name="P29"><text:span text:style-name="T42"><text:s text:c="8"/></text:span><text:span text:style-name="T42">&lt;LengthVariable/&gt;</text:span></text:p>
          <text:p text:style-name="P29"><text:span text:style-name="T42"><text:s text:c="8"/></text:span><text:span text:style-name="T42">&lt;MinimumDecimalPlaces/&gt;</text:span></text:p>
          <text:p text:style-name="P29"><text:span text:style-name="T42"><text:s text:c="8"/></text:span><text:span text:style-name="T42">&lt;MaximumDecimalPlaces/&gt;</text:span></text:p>
          <text:p text:style-name="P29"><text:span text:style-name="T42"><text:s text:c="8"/></text:span><text:span text:style-name="T42">&lt;ElementalFfirnFudnSequence/&gt;</text:span></text:p>
          <text:p text:style-name="P29"><text:span text:style-name="T42">&lt;/appinfo&gt;</text:span></text:p>
        </draw:rect>
        <draw:rect draw:style-name="gr2" draw:text-style-name="P30" svg:width="2.7524in" svg:height="1.7496in" svg:x="5.1331in" svg:y="3.3035in">
          <text:p text:style-name="P29"><text:span text:style-name="T41">Refactor Field Elements:</text:span></text:p>
          <text:p text:style-name="P29"><text:span text:style-name="T42">&lt;appinfo&gt;</text:span></text:p>
          <text:p text:style-name="P29"><text:span text:style-name="T42"><text:s text:c="9"/></text:span><text:span text:style-name="T42">&lt;Field </text:span><text:span text:style-name="T43">name="</text:span><text:span text:style-name="T44">FudName</text:span><text:span text:style-name="T43">" </text:span></text:p>
          <text:p text:style-name="P29"><text:span text:style-name="T43"><text:s text:c="21"/></text:span><text:span text:style-name="T43">explanation="</text:span><text:span text:style-name="T44">FudExplanation or Explanation</text:span><text:span text:style-name="T43">" </text:span></text:p>
          <text:p text:style-name="P29"><text:span text:style-name="T43"><text:s text:c="21"/></text:span><text:span text:style-name="T43">version="</text:span><text:span text:style-name="T44">VersionIndicator</text:span><text:span text:style-name="T43">"</text:span></text:p>
          <text:p text:style-name="P29"><text:span text:style-name="T43"><text:s text:c="21"/></text:span><text:span text:style-name="T43">sponsor="</text:span><text:span text:style-name="T44">FudSponsor</text:span><text:span text:style-name="T43">"</text:span><text:span text:style-name="T42">/&gt;</text:span></text:p>
          <text:p text:style-name="P29"><text:span text:style-name="T42"><text:s text:c="9"/></text:span><text:span text:style-name="T42">&lt;Document&gt;FudRelatedDocument1&lt;/Document&gt;</text:span></text:p>
          <text:p text:style-name="P29"><text:span text:style-name="T42"><text:s text:c="9"/></text:span><text:span text:style-name="T42">&lt;Document&gt;FudRelatedDocument2&lt;/Document&gt;</text:span></text:p>
          <text:p text:style-name="P29"><text:span text:style-name="T42">&lt;/appinfo&gt;</text:span></text:p>
          <text:p text:style-name="P29"><text:span text:style-name="T45">Refactor Enumeration Elements:</text:span></text:p>
          <text:p text:style-name="P29"><text:span text:style-name="T42">&lt;appinfo&gt;</text:span></text:p>
          <text:p text:style-name="P29"><text:span text:style-name="T42"><text:s text:c="9"/></text:span><text:span text:style-name="T42">&lt;Enum</text:span><text:span text:style-name="T43"> name="</text:span><text:span text:style-name="T44">DataItem</text:span><text:span text:style-name="T43">"</text:span><text:span text:style-name="T42">/&gt; </text:span></text:p>
          <text:p text:style-name="P29"><text:span text:style-name="T42">&lt;/appinfo&gt;</text:span></text:p>
        </draw:rect>
        <draw:rect draw:style-name="gr2" draw:text-style-name="P30" svg:width="2.7524in" svg:height="1.1378in" svg:x="5.1331in" svg:y="2.1756in">
          <text:p text:style-name="P29"><text:span text:style-name="T41">Ommitted Baseline Enumeration Elements:</text:span></text:p>
          <text:p text:style-name="P29"><text:span text:style-name="T42">&lt;appinfo&gt;</text:span></text:p>
          <text:p text:style-name="P29"><text:span text:style-name="T42"><text:s text:c="6"/></text:span><text:span text:style-name="T42">&lt;EntryType/&gt;</text:span></text:p>
          <text:p text:style-name="P29"><text:span text:style-name="T42"><text:s text:c="6"/></text:span><text:span text:style-name="T42">&lt;DataType/&gt;</text:span></text:p>
          <text:p text:style-name="P29"><text:span text:style-name="T42"><text:s text:c="6"/></text:span><text:span text:style-name="T42">&lt;Explanation/&gt;</text:span></text:p>
          <text:p text:style-name="P29"><text:span text:style-name="T42"><text:s text:c="6"/></text:span><text:span text:style-name="T42">&lt;DataItem/&gt;</text:span></text:p>
          <text:p text:style-name="P29"><text:span text:style-name="T42"><text:s/></text:span><text:span text:style-name="T42">&lt;/appinfo&gt;</text:span></text:p>
        </draw:rect>
        <draw:rect draw:style-name="gr2" draw:text-style-name="P30" svg:width="2.737in" svg:height="1.3858in" svg:x="5.1331in" svg:y="0.7902in">
          <text:p text:style-name="P29"><text:span text:style-name="T41">Baseline Enumeration Elements:</text:span></text:p>
          <text:p text:style-name="P29"><text:span text:style-name="T42">&lt;appinfo&gt;</text:span></text:p>
          <text:p text:style-name="P29"><text:span text:style-name="T42"><text:s text:c="6"/></text:span><text:span text:style-name="T42">&lt;EntryType/&gt;</text:span></text:p>
          <text:p text:style-name="P29"><text:span text:style-name="T42"><text:s text:c="6"/></text:span><text:span text:style-name="T42">&lt;DataType/&gt;</text:span></text:p>
          <text:p text:style-name="P29"><text:span text:style-name="T42"><text:s text:c="6"/></text:span><text:span text:style-name="T42">&lt;Explanation/&gt;</text:span></text:p>
          <text:p text:style-name="P29"><text:span text:style-name="T42"><text:s text:c="6"/></text:span><text:span text:style-name="T42">&lt;DataCode/&gt;</text:span></text:p>
          <text:p text:style-name="P29"><text:span text:style-name="T42"><text:s text:c="6"/></text:span><text:span text:style-name="T42">&lt;DataItem/&gt;</text:span></text:p>
          <text:p text:style-name="P29"><text:span text:style-name="T42"><text:s text:c="6"/></text:span><text:span text:style-name="T42">&lt;DataItemSequenceNumber/&gt;</text:span></text:p>
          <text:p text:style-name="P29"><text:span text:style-name="T42"><text:s text:c="6"/></text:span><text:span text:style-name="T42">&lt;DataItemSponsor/&gt;</text:span></text:p>
          <text:p text:style-name="P29"><text:span text:style-name="T42"><text:s/></text:span><text:span text:style-name="T42">&lt;/appinfo&gt;</text:span></text:p>
        </draw:rect>
        <draw:rect draw:style-name="gr2" draw:text-style-name="P30" svg:width="2.2268in" svg:height="4.263in" svg:x="2.9067in" svg:y="0.7902in">
          <text:p text:style-name="P29"><text:span text:style-name="T41">Ommitted Baseline Field Elements: </text:span></text:p>
          <text:p text:style-name="P29"><text:span text:style-name="T42">&lt;appinfo&gt;</text:span></text:p>
          <text:p text:style-name="P29"><text:span text:style-name="T42"><text:s text:c="9"/></text:span><text:span text:style-name="T42">&lt;FieldFormatIndexReferenceNumber/&gt;</text:span></text:p>
          <text:p text:style-name="P29"><text:span text:style-name="T42"><text:s text:c="8"/></text:span><text:span text:style-name="T42">&lt;FudNumber/&gt;</text:span></text:p>
          <text:p text:style-name="P29"><text:span text:style-name="T42"><text:s text:c="8"/></text:span><text:span text:style-name="T42">&lt;MinimumLength/&gt;</text:span></text:p>
          <text:p text:style-name="P29"><text:span text:style-name="T42"><text:s text:c="8"/></text:span><text:span text:style-name="T42">&lt;MaximumLength/&gt;</text:span></text:p>
          <text:p text:style-name="P29"><text:span text:style-name="T42"><text:s text:c="8"/></text:span><text:span text:style-name="T42">&lt;LengthLimitation/&gt;</text:span></text:p>
          <text:p text:style-name="P29"><text:span text:style-name="T42"><text:s text:c="8"/></text:span><text:span text:style-name="T42">&lt;UnitOfMeasure/&gt;</text:span></text:p>
          <text:p text:style-name="P29"><text:span text:style-name="T42"><text:s text:c="8"/></text:span><text:span text:style-name="T42">&lt;Type/&gt;</text:span></text:p>
          <text:p text:style-name="P29"><text:span text:style-name="T42"><text:s text:c="8"/></text:span><text:span text:style-name="T42">&lt;EntryType/&gt;</text:span></text:p>
          <text:p text:style-name="P29"><text:span text:style-name="T42"><text:s text:c="8"/></text:span><text:span text:style-name="T42">&lt;DataType/&gt;</text:span></text:p>
          <text:p text:style-name="P29"><text:span text:style-name="T42"><text:s text:c="8"/></text:span><text:span text:style-name="T42">&lt;MtfRegularExpression/&gt;</text:span></text:p>
          <text:p text:style-name="P29"><text:span text:style-name="T42"><text:s text:c="8"/></text:span><text:span text:style-name="T42">&lt;MinimumInclusiveValue/&gt;</text:span></text:p>
          <text:p text:style-name="P29"><text:span text:style-name="T42"><text:s text:c="8"/></text:span><text:span text:style-name="T42">&lt;MaximumInclusiveValue/&gt;</text:span></text:p>
          <text:p text:style-name="P29"><text:span text:style-name="T42"><text:s text:c="8"/></text:span><text:span text:style-name="T42">&lt;LengthVariable/&gt;</text:span></text:p>
          <text:p text:style-name="P29"><text:span text:style-name="T42"><text:s text:c="8"/></text:span><text:span text:style-name="T42">&lt;MinimumDecimalPlaces/&gt;</text:span></text:p>
          <text:p text:style-name="P29"><text:span text:style-name="T42"><text:s text:c="8"/></text:span><text:span text:style-name="T42">&lt;MaximumDecimalPlaces/&gt;</text:span></text:p>
          <text:p text:style-name="P29"><text:span text:style-name="T42"><text:s text:c="8"/></text:span><text:span text:style-name="T42">&lt;ElementalFfirnFudnSequence/&gt;</text:span></text:p>
          <text:p text:style-name="P29"><text:span text:style-name="T42">&lt;/appinfo&gt;</text:span></text:p>
        </draw:rect>
        <draw:frame draw:style-name="gr3" draw:text-style-name="P32" svg:width="2.8232in" svg:height="0.2398in" svg:x="2.5839in" svg:y="5.1358in">
          <draw:text-box>
            <text:p text:style-name="P31"><text:span text:style-name="T14">Table 1: Re-factor of appinfo items for Fields.</text:span></text:p>
          </draw:text-box>
        </draw:frame>
      </draw:g>
      <draw:g text:anchor-type="page" text:anchor-page-number="2" draw:z-index="1" draw:style-name="gr1">
        <draw:rect draw:style-name="gr2" draw:text-style-name="P30" svg:width="3.2516in" svg:height="3.9043in" svg:x="0.672in" svg:y="5.3756in">
          <text:p text:style-name="P29"><text:span text:style-name="T41">Baseline Set Elements: </text:span></text:p>
          <text:p text:style-name="P29"><text:span text:style-name="T42">&lt;appinfo&gt;</text:span></text:p>
          <text:p text:style-name="P29"><text:span text:style-name="T42"><text:s text:c="9"/></text:span><text:span text:style-name="T42">&lt;SetFormatName/&gt;</text:span></text:p>
          <text:p text:style-name="P29"><text:span text:style-name="T42"><text:s text:c="9"/></text:span><text:span text:style-name="T42">&lt;SetFormatIdentifier/&gt;</text:span></text:p>
          <text:p text:style-name="P29"><text:span text:style-name="T42"><text:s text:c="9"/></text:span><text:span text:style-name="T42">&lt;ColumnarIndicator/&gt;</text:span></text:p>
          <text:p text:style-name="P29"><text:span text:style-name="T42"><text:s text:c="9"/></text:span><text:span text:style-name="T42">&lt;GroupOfFieldsIndicator/&gt;</text:span></text:p>
          <text:p text:style-name="P29"><text:span text:style-name="T42"><text:s text:c="9"/></text:span><text:span text:style-name="T42">&lt;RepeatabilityForGroupOfFields/&gt;</text:span></text:p>
          <text:p text:style-name="P29"><text:span text:style-name="T42"><text:s text:c="9"/></text:span><text:span text:style-name="T42">&lt;SetFormatNote/&gt;</text:span></text:p>
          <text:p text:style-name="P29"><text:span text:style-name="T42"><text:s text:c="9"/></text:span><text:span text:style-name="T42">&lt;SetFormatExample/&gt;</text:span></text:p>
          <text:p text:style-name="P29"><text:span text:style-name="T42"><text:s text:c="9"/></text:span><text:span text:style-name="T42">&lt;SetFormatRemark/&gt;</text:span></text:p>
          <text:p text:style-name="P29"><text:span text:style-name="T42"><text:s text:c="9"/></text:span><text:span text:style-name="T42">&lt;SetFormatSponsor/&gt;</text:span></text:p>
          <text:p text:style-name="P29"><text:span text:style-name="T42"><text:s text:c="9"/></text:span><text:span text:style-name="T42">&lt;SetFormatRelatedDocuments/&gt;</text:span></text:p>
          <text:p text:style-name="P29"><text:span text:style-name="T42"><text:s text:c="9"/></text:span><text:span text:style-name="T42">&lt;VersionIndicator/&gt;</text:span></text:p>
          <text:p text:style-name="P29"><text:span text:style-name="T42"><text:s text:c="9"/></text:span><text:span text:style-name="T42">&lt;FieldFormatPositionName/&gt;</text:span></text:p>
          <text:p text:style-name="P29"><text:span text:style-name="T42"><text:s text:c="9"/></text:span><text:span text:style-name="T42">&lt;FieldFormatPositionNumber/&gt;</text:span></text:p>
          <text:p text:style-name="P29"><text:span text:style-name="T42"><text:s text:c="9"/></text:span><text:span text:style-name="T42">&lt;OccurrenceCategory/&gt;</text:span></text:p>
          <text:p text:style-name="P29"><text:span text:style-name="T42"><text:s text:c="9"/></text:span><text:span text:style-name="T42">&lt;FieldFormatPositionConcept/&gt;</text:span></text:p>
          <text:p text:style-name="P29"><text:span text:style-name="T42"><text:s text:c="9"/></text:span><text:span text:style-name="T42">&lt;ColumnHeader/&gt;</text:span></text:p>
          <text:p text:style-name="P29"><text:span text:style-name="T42"><text:s text:c="9"/></text:span><text:span text:style-name="T42">&lt;AlphabeticIdentifier/&gt;</text:span></text:p>
          <text:p text:style-name="P29"><text:span text:style-name="T42"><text:s text:c="9"/></text:span><text:span text:style-name="T42">&lt;Justification/&gt;</text:span></text:p>
          <text:p text:style-name="P29"><text:span text:style-name="T42"><text:s text:c="9"/></text:span><text:span text:style-name="T42">&lt;FieldDescriptor/&gt;</text:span></text:p>
          <text:p text:style-name="P29"><text:span text:style-name="T42"><text:s text:c="9"/></text:span><text:span text:style-name="T42">&lt;AssignedFfirnFudUseDescription/&gt;</text:span></text:p>
          <text:p text:style-name="P29"><text:span text:style-name="T42"><text:s text:c="9"/></text:span><text:span text:style-name="T42">&lt;FieldFormatIndexReferenceNumber/&gt;</text:span></text:p>
          <text:p text:style-name="P29"><text:span text:style-name="T42"><text:s text:c="9"/></text:span><text:span text:style-name="T42">&lt;FieldFormatName/&gt;</text:span></text:p>
          <text:p text:style-name="P29"><text:span text:style-name="T42"><text:s text:c="9"/></text:span><text:span text:style-name="T42">&lt;FieldFormatStructure/&gt;</text:span></text:p>
          <text:p text:style-name="P29"><text:span text:style-name="T42"><text:s text:c="9"/></text:span><text:span text:style-name="T42">&lt;FieldFormatDefinition/&gt;</text:span></text:p>
          <text:p text:style-name="P29"><text:span text:style-name="T42"><text:s text:c="9"/></text:span><text:span text:style-name="T42">&lt;FieldFormatRemark/&gt;</text:span></text:p>
          <text:p text:style-name="P29"><text:span text:style-name="T42"><text:s text:c="9"/></text:span><text:span text:style-name="T42">&lt;FieldFormatRelatedDocument/&gt;</text:span></text:p>
          <text:p text:style-name="P29"><text:span text:style-name="T42"><text:s text:c="9"/></text:span><text:span text:style-name="T42">&lt;FieldFormatSponsor/&gt;</text:span></text:p>
          <text:p text:style-name="P29"><text:span text:style-name="T42">&lt;/appinfo&gt;</text:span></text:p>
        </draw:rect>
        <draw:rect draw:style-name="gr2" draw:text-style-name="P30" svg:width="3.9622in" svg:height="2.3543in" svg:x="3.9236in" svg:y="5.3756in">
          <text:p text:style-name="P29"><text:span text:style-name="T41">Refactor Field Elements in Sets.xsd:</text:span></text:p>
          <text:p text:style-name="P29"><text:span text:style-name="T42">&lt;appinfo&gt;</text:span></text:p>
          <text:p text:style-name="P29"><text:span text:style-name="T42"><text:s text:c="6"/></text:span><text:span text:style-name="T42">&lt;Field </text:span><text:span text:style-name="T43">name="</text:span><text:span text:style-name="T44">FieldFormatName or FieldDescriptor</text:span><text:span text:style-name="T43">" </text:span></text:p>
          <text:p text:style-name="P29"><text:span text:style-name="T43"><text:tab/></text:span><text:span text:style-name="T43">positionName="</text:span><text:span text:style-name="T44">FieldFormatPositionName</text:span><text:span text:style-name="T43">" </text:span></text:p>
          <text:p text:style-name="P29"><text:span text:style-name="T43"><text:tab/></text:span><text:span text:style-name="T43">position="</text:span><text:span text:style-name="T44">FieldFormatPositionNumber</text:span><text:span text:style-name="T43">"</text:span></text:p>
          <text:p text:style-name="P29"><text:span text:style-name="T43"><text:tab/></text:span><text:span text:style-name="T43">concept="</text:span><text:span text:style-name="T44">FieldFormatPositionConcept</text:span><text:span text:style-name="T43">"</text:span></text:p>
          <text:p text:style-name="P29"><text:span text:style-name="T43"><text:tab/></text:span><text:span text:style-name="T43">columnHeader="</text:span><text:span text:style-name="T44">ColumnHeader</text:span><text:span text:style-name="T43">"</text:span></text:p>
          <text:p text:style-name="P29"><text:span text:style-name="T43"><text:tab/></text:span><text:span text:style-name="T43">identifier="</text:span><text:span text:style-name="T44">AlphabeticIdentifier</text:span><text:span text:style-name="T43">"</text:span></text:p>
          <text:p text:style-name="P29"><text:span text:style-name="T43"><text:tab/></text:span><text:span text:style-name="T43">alignment="</text:span><text:span text:style-name="T44">Justification</text:span><text:span text:style-name="T43">"</text:span></text:p>
          <text:p text:style-name="P29"><text:span text:style-name="T43"><text:tab/></text:span><text:span text:style-name="T43">usage="</text:span><text:span text:style-name="T44">AssignedFfirnFudUseDescription</text:span><text:span text:style-name="T43">"</text:span></text:p>
          <text:p text:style-name="P29"><text:span text:style-name="T43"><text:tab/></text:span><text:span text:style-name="T43">remark="</text:span><text:span text:style-name="T44">FieldFormatRemark</text:span><text:span text:style-name="T43">" </text:span></text:p>
          <text:p text:style-name="P29"><text:span text:style-name="T43"><text:tab/></text:span><text:span text:style-name="T43">sponsor="</text:span><text:span text:style-name="T44">FieldFormatSponsor</text:span><text:span text:style-name="T43">"</text:span><text:span text:style-name="T42">&gt;</text:span></text:p>
          <text:p text:style-name="P29"><text:span text:style-name="T42"><text:s text:c="7"/></text:span><text:span text:style-name="T42">&lt;Example&gt;SetFormatExample1&lt;/Example&gt;</text:span></text:p>
          <text:p text:style-name="P29"><text:span text:style-name="T42"><text:s text:c="7"/></text:span><text:span text:style-name="T42">&lt;Example&gt;SetFormatExample2&lt;/Example&gt;</text:span></text:p>
          <text:p text:style-name="P29"><text:span text:style-name="T42"><text:s text:c="7"/></text:span><text:span text:style-name="T42">&lt;Document&gt;FieldFormatRelatedDocument1&lt;/Document&gt;</text:span></text:p>
          <text:p text:style-name="P29"><text:span text:style-name="T42"><text:s text:c="7"/></text:span><text:span text:style-name="T42">&lt;Document&gt;FieldFormatRelatedDocument2&lt;/Document&gt;</text:span></text:p>
          <text:p text:style-name="P29"><text:span text:style-name="T42"><text:s text:c="7"/></text:span><text:span text:style-name="T42">&lt;/Field&gt;</text:span></text:p>
          <text:p text:style-name="P29"><text:span text:style-name="T42">&lt;/appinfo&gt;</text:span></text:p>
        </draw:rect>
        <draw:rect draw:style-name="gr2" draw:text-style-name="P30" svg:width="3.9622in" svg:height="2.6878in" svg:x="3.9236in" svg:y="7.7299in">
          <text:p text:style-name="P29"><text:span text:style-name="T41">Refactor Set Elements:</text:span></text:p>
          <text:p text:style-name="P29"><text:span text:style-name="T42">&lt;appinfo&gt;</text:span></text:p>
          <text:p text:style-name="P29"><text:span text:style-name="T42"><text:s text:c="9"/></text:span><text:span text:style-name="T42">&lt;Set </text:span><text:span text:style-name="T43">name="</text:span><text:span text:style-name="T44">SetFormatName</text:span><text:span text:style-name="T43">" </text:span></text:p>
          <text:p text:style-name="P29"><text:span text:style-name="T43"><text:tab/></text:span><text:span text:style-name="T43">id="</text:span><text:span text:style-name="T44">SetFormatIdentifier</text:span><text:span text:style-name="T43">" </text:span></text:p>
          <text:p text:style-name="P29"><text:span text:style-name="T43"><text:tab/></text:span><text:span text:style-name="T43">column="</text:span><text:span text:style-name="T44">ColumnarIndicator</text:span><text:span text:style-name="T43">" </text:span></text:p>
          <text:p text:style-name="P29"><text:span text:style-name="T43"><text:tab/></text:span><text:span text:style-name="T43">note="</text:span><text:span text:style-name="T44">SetFormatNote</text:span><text:span text:style-name="T43">" </text:span></text:p>
          <text:p text:style-name="P29"><text:span text:style-name="T43"><text:tab/></text:span><text:span text:style-name="T43">remark="</text:span><text:span text:style-name="T44">SetFormatRemark</text:span><text:span text:style-name="T43">" </text:span></text:p>
          <text:p text:style-name="P29"><text:span text:style-name="T43"><text:tab/></text:span><text:span text:style-name="T43">sponsor="</text:span><text:span text:style-name="T44">SetFormatSponsor</text:span><text:span text:style-name="T43">" </text:span></text:p>
          <text:p text:style-name="P29"><text:span text:style-name="T43"><text:tab/></text:span><text:span text:style-name="T43">version="</text:span><text:span text:style-name="T44">VersionIndicator</text:span><text:span text:style-name="T43">"</text:span><text:span text:style-name="T42">&gt;</text:span></text:p>
          <text:p text:style-name="P29"><text:span text:style-name="T42"><text:s text:c="10"/></text:span><text:span text:style-name="T42">&lt;Example&gt;SetFormatExample1&lt;/Example&gt;</text:span></text:p>
          <text:p text:style-name="P29"><text:span text:style-name="T42"><text:s text:c="10"/></text:span><text:span text:style-name="T42">&lt;Example&gt;SetFormatExample2&lt;/Example&gt;</text:span></text:p>
          <text:p text:style-name="P29"><text:span text:style-name="T42"><text:s text:c="10"/></text:span><text:span text:style-name="T42">&lt;Document&gt;SetFormatRelatedDocuments1&lt;/Document&gt;</text:span></text:p>
          <text:p text:style-name="P29"><text:span text:style-name="T42"><text:s text:c="10"/></text:span><text:span text:style-name="T42">&lt;Document&gt;SetFormatRelatedDocuments2&lt;/Document&gt;</text:span></text:p>
          <text:p text:style-name="P29"><text:span text:style-name="T42"><text:s text:c="8"/></text:span><text:span text:style-name="T42">&lt;/Set&gt;</text:span></text:p>
          <text:p text:style-name="P29"><text:span text:style-name="T42">&lt;/appinfo&gt;</text:span></text:p>
        </draw:rect>
        <draw:rect draw:style-name="gr2" draw:text-style-name="P30" svg:width="3.2516in" svg:height="1.1378in" svg:x="0.672in" svg:y="9.2799in">
          <text:p text:style-name="P29"><text:span text:style-name="T41">Ommitted Baseline Field Elements: </text:span></text:p>
          <text:p text:style-name="P29"><text:span text:style-name="T42">&lt;appinfo&gt;</text:span></text:p>
          <text:p text:style-name="P29"><text:span text:style-name="T42"><text:s text:c="9"/></text:span><text:span text:style-name="T46">&lt;GroupOfFieldsIndicator/&gt;</text:span></text:p>
          <text:p text:style-name="P29"><text:span text:style-name="T42"><text:s text:c="9"/></text:span><text:span text:style-name="T46">&lt;RepeatabilityForGroupOfFields/&gt;</text:span></text:p>
          <text:p text:style-name="P29"><text:span text:style-name="T42"><text:s text:c="9"/></text:span><text:span text:style-name="T46">&lt;OccurrenceCategory/&gt;</text:span></text:p>
          <text:p text:style-name="P29"><text:span text:style-name="T42"><text:s text:c="9"/></text:span><text:span text:style-name="T46">&lt;FieldFormatIndexReferenceNumber/&gt;</text:span></text:p>
          <text:p text:style-name="P29"><text:span text:style-name="T42"><text:s text:c="9"/></text:span><text:span text:style-name="T46">&lt;FieldFormatStructure/&gt;</text:span></text:p>
          <text:p text:style-name="P29"><text:span text:style-name="T42">&lt;/appinfo&gt;</text:span></text:p>
        </draw:rect>
        <draw:frame draw:style-name="gr3" draw:text-style-name="P32" svg:width="2.8232in" svg:height="0.2398in" svg:x="2.7291in" svg:y="10.5008in">
          <draw:text-box>
            <text:p text:style-name="P31"><text:span text:style-name="T14">Table 2: Re-factor of appinfo items for Sets.</text:span></text:p>
          </draw:text-box>
        </draw:frame>
      </draw:g>
      <draw:g text:anchor-type="page" text:anchor-page-number="3" draw:z-index="2" draw:style-name="gr1">
        <draw:g draw:style-name="gr4">
          <draw:rect draw:style-name="gr2" draw:text-style-name="P30" svg:width="1.9768in" svg:height="4.2004in" svg:x="0.8028in" svg:y="0.7898in">
            <text:p text:style-name="P29"><text:span text:style-name="T41">Baseline Message Elements: </text:span></text:p>
            <text:p text:style-name="P29"><text:span text:style-name="T42">&lt;appinfo&gt;</text:span></text:p>
            <text:p text:style-name="P29"><text:span text:style-name="T42"><text:s text:c="7"/></text:span><text:span text:style-name="T42">&lt;MtfName/&gt;</text:span></text:p>
            <text:p text:style-name="P29"><text:span text:style-name="T42"><text:s text:c="7"/></text:span><text:span text:style-name="T42">&lt;MtfIdentifier/&gt;</text:span></text:p>
            <text:p text:style-name="P29"><text:span text:style-name="T42"><text:s text:c="7"/></text:span><text:span text:style-name="T42">&lt;MtfIndexReferenceNumber/&gt;</text:span></text:p>
            <text:p text:style-name="P29"><text:span text:style-name="T42"><text:s text:c="7"/></text:span><text:span text:style-name="T42">&lt;MtfSponsor/&gt;</text:span></text:p>
            <text:p text:style-name="P29"><text:span text:style-name="T42"><text:s text:c="7"/></text:span><text:span text:style-name="T42">&lt;MtfPurpose/&gt;</text:span></text:p>
            <text:p text:style-name="P29"><text:span text:style-name="T42"><text:s text:c="7"/></text:span><text:span text:style-name="T42">&lt;MtfRelatedDocument/&gt;</text:span></text:p>
            <text:p text:style-name="P29"><text:span text:style-name="T42"><text:s text:c="7"/></text:span><text:span text:style-name="T42">&lt;MtfRemark/&gt;</text:span></text:p>
            <text:p text:style-name="P29"><text:span text:style-name="T42"><text:s text:c="7"/></text:span><text:span text:style-name="T42">&lt;MtfNote/&gt;</text:span></text:p>
            <text:p text:style-name="P29"><text:span text:style-name="T42"><text:s text:c="7"/></text:span><text:span text:style-name="T42">&lt;MtfStructuralRelationship/&gt;</text:span></text:p>
            <text:p text:style-name="P29"><text:span text:style-name="T42"><text:s text:c="7"/></text:span><text:span text:style-name="T42">&lt;VersionIndicator/&gt;</text:span></text:p>
            <text:p text:style-name="P29"><text:span text:style-name="T42"><text:s text:c="7"/></text:span><text:span text:style-name="T42">&lt;AlternativeType/&gt;</text:span></text:p>
            <text:p text:style-name="P29"><text:span text:style-name="T42"><text:s text:c="7"/></text:span><text:span text:style-name="T42">&lt;SetFormatPositionName/&gt;</text:span></text:p>
            <text:p text:style-name="P29"><text:span text:style-name="T42"><text:s text:c="7"/></text:span><text:span text:style-name="T42">&lt;SetFormatPositionNumber/&gt;</text:span></text:p>
            <text:p text:style-name="P29"><text:span text:style-name="T42"><text:s text:c="7"/></text:span><text:span text:style-name="T42">&lt;SetFormatPositionConcept/&gt;</text:span></text:p>
            <text:p text:style-name="P29"><text:span text:style-name="T42"><text:s text:c="7"/></text:span><text:span text:style-name="T42">&lt;SetFormatPositionUseDescription/&gt;</text:span></text:p>
            <text:p text:style-name="P29"><text:span text:style-name="T42"><text:s text:c="7"/></text:span><text:span text:style-name="T42">&lt;OccurrenceCategory/&gt;</text:span></text:p>
            <text:p text:style-name="P29"><text:span text:style-name="T42"><text:s text:c="7"/></text:span><text:span text:style-name="T42">&lt;Repeatability/&gt;</text:span></text:p>
            <text:p text:style-name="P29"><text:span text:style-name="T42"><text:s text:c="7"/></text:span><text:span text:style-name="T42">&lt;SegmentStructureName/&gt;</text:span></text:p>
            <text:p text:style-name="P29"><text:span text:style-name="T42"><text:s text:c="7"/></text:span><text:span text:style-name="T42">&lt;SegmentStructureConcept/&gt;</text:span></text:p>
            <text:p text:style-name="P29"><text:span text:style-name="T42"><text:s text:c="7"/></text:span><text:span text:style-name="T42">&lt;SegmentStructureUseDescription/&gt;</text:span></text:p>
            <text:p text:style-name="P29"><text:span text:style-name="T42">&lt;/appinfo&gt;</text:span></text:p>
            <text:p text:style-name="P29"><text:span text:style-name="T41">Ommitted Message Elements:</text:span></text:p>
            <text:p text:style-name="P29"><text:span text:style-name="T42"><text:s/></text:span><text:span text:style-name="T42">&lt;appinfo&gt;</text:span></text:p>
            <text:p text:style-name="P29"><text:span text:style-name="T42"><text:s text:c="7"/></text:span><text:span text:style-name="T42">&lt;MtfIndexReferenceNumber/&gt;</text:span></text:p>
            <text:p text:style-name="P29"><text:span text:style-name="T42"><text:s text:c="7"/></text:span><text:span text:style-name="T42">&lt;MtfStructuralRelationship/&gt;</text:span></text:p>
            <text:p text:style-name="P29"><text:span text:style-name="T42"><text:s text:c="7"/></text:span><text:span text:style-name="T42">&lt;AlternativeType/&gt;</text:span></text:p>
            <text:p text:style-name="P29"><text:span text:style-name="T42"><text:s text:c="7"/></text:span><text:span text:style-name="T42">&lt;OccurrenceCategory/&gt;</text:span></text:p>
            <text:p text:style-name="P29"><text:span text:style-name="T42"><text:s text:c="7"/></text:span><text:span text:style-name="T42">&lt;Repeatability/&gt;</text:span></text:p>
            <text:p text:style-name="P29"><text:span text:style-name="T42"><text:s text:c="7"/></text:span><text:span text:style-name="T42">&lt;InitialSetFormatPosition/&gt;</text:span></text:p>
            <text:p text:style-name="P29"><text:span text:style-name="T42"><text:s/></text:span><text:span text:style-name="T42">&lt;/appinfo&gt;</text:span></text:p>
          </draw:rect>
          <draw:rect draw:style-name="gr2" draw:text-style-name="P30" svg:width="2.8315in" svg:height="4.2004in" svg:x="4.9717in" svg:y="0.7898in">
            <text:p text:style-name="P29"><text:span text:style-name="T41">Refactor Message Elements:</text:span></text:p>
            <text:p text:style-name="P29"><text:span text:style-name="T42">&lt;appinfo&gt;</text:span></text:p>
            <text:p text:style-name="P29"><text:span text:style-name="T42"><text:s text:c="7"/></text:span><text:span text:style-name="T42">&lt;Msg </text:span><text:span text:style-name="T43">name="</text:span><text:span text:style-name="T47">MtfName</text:span><text:span text:style-name="T43">"</text:span></text:p>
            <text:p text:style-name="P29"><text:span text:style-name="T43"><text:tab/></text:span><text:span text:style-name="T43">identifier="</text:span><text:span text:style-name="T47">MtfIdentifier</text:span><text:span text:style-name="T43">" </text:span></text:p>
            <text:p text:style-name="P29"><text:span text:style-name="T43"><text:tab/></text:span><text:span text:style-name="T43">sponsor="</text:span><text:span text:style-name="T47">MtfSponsor</text:span><text:span text:style-name="T43">" </text:span></text:p>
            <text:p text:style-name="P29"><text:span text:style-name="T43"><text:tab/></text:span><text:span text:style-name="T43">purpose="</text:span><text:span text:style-name="T47">MtfPurpose</text:span><text:span text:style-name="T43">" </text:span></text:p>
            <text:p text:style-name="P29"><text:span text:style-name="T43"><text:tab/></text:span><text:span text:style-name="T43">remark="</text:span><text:span text:style-name="T47">MtfRemark</text:span><text:span text:style-name="T43">" </text:span></text:p>
            <text:p text:style-name="P29"><text:span text:style-name="T43"><text:tab/></text:span><text:span text:style-name="T43">note="</text:span><text:span text:style-name="T47">MtfNote</text:span><text:span text:style-name="T43">"</text:span></text:p>
            <text:p text:style-name="P29"><text:span text:style-name="T43"><text:tab/></text:span><text:span text:style-name="T43">version="</text:span><text:span text:style-name="T47">VersionIndicator</text:span><text:span text:style-name="T43">"</text:span><text:span text:style-name="T42">&gt;</text:span></text:p>
            <text:p text:style-name="P29"><text:span text:style-name="T42"><text:tab/></text:span><text:span text:style-name="T42">&lt;Document&gt;MtfRelatedDocument1&lt;/Document&gt;</text:span></text:p>
            <text:p text:style-name="P29"><text:span text:style-name="T42"><text:tab/></text:span><text:span text:style-name="T42">&lt;Document&gt;MtfRelatedDocument2&lt;/Document&gt;</text:span></text:p>
            <text:p text:style-name="P29"><text:span text:style-name="T42"><text:s text:c="8"/></text:span><text:span text:style-name="T42">&lt;/Msg&gt;</text:span></text:p>
            <text:p text:style-name="P29"><text:span text:style-name="T42">&lt;/appinfo&gt;</text:span></text:p>
            <text:p text:style-name="P29"><text:span text:style-name="T41">Refactor Segment Elements:</text:span></text:p>
            <text:p text:style-name="P29"><text:span text:style-name="T48">&lt;appinfo&gt;</text:span></text:p>
            <text:p text:style-name="P29"><text:span text:style-name="T48"><text:s text:c="7"/></text:span><text:span text:style-name="T48">&lt;Segment </text:span><text:span text:style-name="T49">name="</text:span><text:span text:style-name="T50">SegmentStructureName</text:span><text:span text:style-name="T49">" </text:span></text:p>
            <text:p text:style-name="P29"><text:span text:style-name="T49"><text:tab/></text:span><text:span text:style-name="T49"> <text:s text:c="5"/></text:span><text:span text:style-name="T49">concept="</text:span><text:span text:style-name="T50">SegmentStructureConcept</text:span><text:span text:style-name="T49">" </text:span></text:p>
            <text:p text:style-name="P29"><text:span text:style-name="T49"><text:tab/></text:span><text:span text:style-name="T49"> <text:s text:c="5"/></text:span><text:span text:style-name="T49">usage="</text:span><text:span text:style-name="T50">SegmentStructureUseDescription</text:span><text:span text:style-name="T49">"</text:span><text:span text:style-name="T48">/&gt;</text:span></text:p>
            <text:p text:style-name="P29"><text:span text:style-name="T48">&lt;/appinfo</text:span><text:span text:style-name="T51">&gt;</text:span></text:p>
            <text:p text:style-name="P29"><text:span text:style-name="T41">Refactor Set Elements:</text:span></text:p>
            <text:p text:style-name="P29"><text:span text:style-name="T48">&lt;appinfo&gt;</text:span></text:p>
            <text:p text:style-name="P29"><text:span text:style-name="T48"><text:s text:c="9"/></text:span><text:span text:style-name="T48">&lt;Set </text:span><text:span text:style-name="T49">positionName="</text:span><text:span text:style-name="T50">SetFormatPositionName</text:span><text:span text:style-name="T49">" </text:span></text:p>
            <text:p text:style-name="P29"><text:span text:style-name="T49"><text:tab/></text:span><text:span text:style-name="T49">position="</text:span><text:span text:style-name="T50">SetFormatPositionNumber</text:span><text:span text:style-name="T49">" </text:span></text:p>
            <text:p text:style-name="P29"><text:span text:style-name="T49"><text:tab/></text:span><text:span text:style-name="T49">concept="</text:span><text:span text:style-name="T50">SetFormatPositionConcept</text:span><text:span text:style-name="T49">"</text:span></text:p>
            <text:p text:style-name="P29"><text:span text:style-name="T49"><text:tab/></text:span><text:span text:style-name="T49">usage="</text:span><text:span text:style-name="T50">SetFormatPositionUseDescription</text:span><text:span text:style-name="T49">"</text:span><text:span text:style-name="T48">/&gt;</text:span></text:p>
            <text:p text:style-name="P29"><text:span text:style-name="T48">&lt;/appinfo&gt;</text:span></text:p>
          </draw:rect>
          <draw:rect draw:style-name="gr2" draw:text-style-name="P30" svg:width="2.1925in" svg:height="4.2004in" svg:x="2.7791in" svg:y="0.7898in">
            <text:p text:style-name="P29"><text:span text:style-name="T41">Ommitted Baseline Field Elements: </text:span></text:p>
            <text:p text:style-name="P29"><text:span text:style-name="T42">&lt;appinfo&gt;</text:span></text:p>
            <text:p text:style-name="P29"><text:span text:style-name="T42"><text:s text:c="9"/></text:span><text:span text:style-name="T42">&lt;FieldFormatIndexReferenceNumber/&gt;</text:span></text:p>
            <text:p text:style-name="P29"><text:span text:style-name="T42"><text:s text:c="8"/></text:span><text:span text:style-name="T42">&lt;FudNumber/&gt;</text:span></text:p>
            <text:p text:style-name="P29"><text:span text:style-name="T42"><text:s text:c="8"/></text:span><text:span text:style-name="T42">&lt;MinimumLength/&gt;</text:span></text:p>
            <text:p text:style-name="P29"><text:span text:style-name="T42"><text:s text:c="8"/></text:span><text:span text:style-name="T42">&lt;MaximumLength/&gt;</text:span></text:p>
            <text:p text:style-name="P29"><text:span text:style-name="T42"><text:s text:c="8"/></text:span><text:span text:style-name="T42">&lt;LengthLimitation/&gt;</text:span></text:p>
            <text:p text:style-name="P29"><text:span text:style-name="T42"><text:s text:c="8"/></text:span><text:span text:style-name="T42">&lt;UnitOfMeasure/&gt;</text:span></text:p>
            <text:p text:style-name="P29"><text:span text:style-name="T42"><text:s text:c="8"/></text:span><text:span text:style-name="T42">&lt;Type/&gt;</text:span></text:p>
            <text:p text:style-name="P29"><text:span text:style-name="T42"><text:s text:c="8"/></text:span><text:span text:style-name="T42">&lt;EntryType/&gt;</text:span></text:p>
            <text:p text:style-name="P29"><text:span text:style-name="T42"><text:s text:c="8"/></text:span><text:span text:style-name="T42">&lt;DataType/&gt;</text:span></text:p>
            <text:p text:style-name="P29"><text:span text:style-name="T42"><text:s text:c="8"/></text:span><text:span text:style-name="T42">&lt;MtfRegularExpression/&gt;</text:span></text:p>
            <text:p text:style-name="P29"><text:span text:style-name="T42"><text:s text:c="8"/></text:span><text:span text:style-name="T42">&lt;MinimumInclusiveValue/&gt;</text:span></text:p>
            <text:p text:style-name="P29"><text:span text:style-name="T42"><text:s text:c="8"/></text:span><text:span text:style-name="T42">&lt;MaximumInclusiveValue/&gt;</text:span></text:p>
            <text:p text:style-name="P29"><text:span text:style-name="T42"><text:s text:c="8"/></text:span><text:span text:style-name="T42">&lt;LengthVariable/&gt;</text:span></text:p>
            <text:p text:style-name="P29"><text:span text:style-name="T42"><text:s text:c="8"/></text:span><text:span text:style-name="T42">&lt;MinimumDecimalPlaces/&gt;</text:span></text:p>
            <text:p text:style-name="P29"><text:span text:style-name="T42"><text:s text:c="8"/></text:span><text:span text:style-name="T42">&lt;MaximumDecimalPlaces/&gt;</text:span></text:p>
            <text:p text:style-name="P29"><text:span text:style-name="T42"><text:s text:c="8"/></text:span><text:span text:style-name="T42">&lt;ElementalFfirnFudnSequence/&gt;</text:span></text:p>
            <text:p text:style-name="P29"><text:span text:style-name="T42">&lt;/appinfo&gt;</text:span></text:p>
            <text:p text:style-name="P29"><text:span text:style-name="T41">Ommitted Baseline Enumeration Elements:</text:span></text:p>
            <text:p text:style-name="P29"><text:span text:style-name="T52"><text:s/></text:span><text:span text:style-name="T42">&lt;appinfo&gt;</text:span></text:p>
            <text:p text:style-name="P29"><text:span text:style-name="T42"><text:s text:c="6"/></text:span><text:span text:style-name="T42">&lt;EntryType/&gt;</text:span></text:p>
            <text:p text:style-name="P29"><text:span text:style-name="T42"><text:s text:c="6"/></text:span><text:span text:style-name="T42">&lt;DataType/&gt;</text:span></text:p>
            <text:p text:style-name="P29"><text:span text:style-name="T42"><text:s text:c="6"/></text:span><text:span text:style-name="T42">&lt;Explanation/&gt;</text:span></text:p>
            <text:p text:style-name="P29"><text:span text:style-name="T42"><text:s text:c="6"/></text:span><text:span text:style-name="T42">&lt;DataItem/&gt;</text:span></text:p>
            <text:p text:style-name="P29"><text:span text:style-name="T42"><text:s/></text:span><text:span text:style-name="T42">&lt;/appinfo&gt;</text:span></text:p>
          </draw:rect>
        </draw:g>
        <draw:frame draw:style-name="gr3" draw:text-style-name="P32" svg:width="2.8232in" svg:height="0.2398in" svg:x="2.9063in" svg:y="5.0681in">
          <draw:text-box>
            <text:p text:style-name="P31"><text:span text:style-name="T14">Table 3: Re-factor of appinfo items for Messages.</text:span></text:p>
          </draw:text-box>
        </draw:frame>
      </draw:g>
      <draw:g text:anchor-type="page" text:anchor-page-number="3" draw:z-index="3" draw:style-name="gr1">
        <draw:rect draw:style-name="gr5" draw:text-style-name="P34" svg:width="3.5004in" svg:height="1.0004in" svg:x="0.7307in" svg:y="6.9819in">
          <text:p text:style-name="P33"><text:span text:style-name="T53">&lt;complexType</text:span><text:span text:style-name="T42"> </text:span><text:span text:style-name="T43">name="</text:span><text:span text:style-name="T44">FieldStringBaseType</text:span><text:span text:style-name="T43">"</text:span><text:span text:style-name="T42">&gt;</text:span><text:span text:style-name="T42"><text:line-break/></text:span><text:span text:style-name="T42"> <text:s text:c="5"/>&lt;simpleContent&gt;</text:span><text:span text:style-name="T42"><text:line-break/></text:span><text:span text:style-name="T42"> <text:s text:c="8"/>&lt;extension </text:span><text:span text:style-name="T43">base="</text:span><text:span text:style-name="T44">xsd:string</text:span><text:span text:style-name="T43">"</text:span><text:span text:style-name="T42">&gt;</text:span><text:span text:style-name="T42"><text:line-break/></text:span><text:span text:style-name="T42"> <text:s text:c="11"/>&lt;attributeGroup </text:span><text:span text:style-name="T43">ref="</text:span><text:span text:style-name="T44">ism:SecurityAttributesOptionGroup</text:span><text:span text:style-name="T43">"</text:span><text:span text:style-name="T42">/&gt;</text:span><text:span text:style-name="T42"><text:line-break/></text:span><text:span text:style-name="T42"> <text:s text:c="8"/>&lt;/extension&gt;</text:span><text:span text:style-name="T42"><text:line-break/></text:span><text:span text:style-name="T42"> <text:s text:c="5"/>&lt;/simpleContent&gt;</text:span><text:span text:style-name="T42"><text:line-break/></text:span><text:span text:style-name="T42">&lt;/complexType&gt;</text:span></text:p>
        </draw:rect>
        <draw:rect draw:style-name="gr5" draw:text-style-name="P34" svg:width="3.5004in" svg:height="1.0004in" svg:x="4.2307in" svg:y="6.9819in">
          <text:p text:style-name="P33"><text:span text:style-name="T42">&lt;complexType </text:span><text:span text:style-name="T43">name="</text:span><text:span text:style-name="T44">FieldEnumeratedBaseType</text:span><text:span text:style-name="T43">"</text:span><text:span text:style-name="T42">&gt;</text:span></text:p>
          <text:p text:style-name="P33"><text:span text:style-name="T42"><text:s text:c="6"/></text:span><text:span text:style-name="T42">&lt;simpleContent&gt;</text:span></text:p>
          <text:p text:style-name="P33"><text:span text:style-name="T42"><text:s text:c="9"/></text:span><text:span text:style-name="T42">&lt;extension </text:span><text:span text:style-name="T43">base="</text:span><text:span text:style-name="T44">xsd:string</text:span><text:span text:style-name="T43">"</text:span><text:span text:style-name="T42">&gt;</text:span></text:p>
          <text:p text:style-name="P33"><text:span text:style-name="T42"><text:s text:c="12"/></text:span><text:span text:style-name="T42">&lt;attributeGroup </text:span><text:span text:style-name="T43">ref="</text:span><text:span text:style-name="T44">ism:SecurityAttributesOptionGroup</text:span><text:span text:style-name="T43">"</text:span><text:span text:style-name="T42">/&gt;</text:span></text:p>
          <text:p text:style-name="P33"><text:span text:style-name="T42"><text:s text:c="9"/></text:span><text:span text:style-name="T42">&lt;/extension&gt;</text:span></text:p>
          <text:p text:style-name="P33"><text:span text:style-name="T42"><text:s text:c="6"/></text:span><text:span text:style-name="T42">&lt;/simpleContent&gt;</text:span></text:p>
          <text:p text:style-name="P33"><text:span text:style-name="T42"><text:s/></text:span><text:span text:style-name="T42">&lt;/complexType&gt;</text:span></text:p>
        </draw:rect>
        <draw:rect draw:style-name="gr5" draw:text-style-name="P34" svg:width="3.5004in" svg:height="1.0004in" svg:x="0.7307in" svg:y="7.9819in">
          <text:p text:style-name="P33"><text:span text:style-name="T42">&lt;complexType </text:span><text:span text:style-name="T43">name="</text:span><text:span text:style-name="T44">FieldIntegerBaseType</text:span><text:span text:style-name="T43">"</text:span><text:span text:style-name="T42">&gt;</text:span></text:p>
          <text:p text:style-name="P33"><text:span text:style-name="T42"><text:s text:c="6"/></text:span><text:span text:style-name="T42">&lt;simpleContent&gt;</text:span></text:p>
          <text:p text:style-name="P33"><text:span text:style-name="T42"><text:s text:c="9"/></text:span><text:span text:style-name="T42">&lt;extension</text:span><text:span text:style-name="T43"> base="</text:span><text:span text:style-name="T44">xsd:integer</text:span><text:span text:style-name="T43">"</text:span><text:span text:style-name="T42">&gt;</text:span></text:p>
          <text:p text:style-name="P33"><text:span text:style-name="T42"><text:s text:c="12"/></text:span><text:span text:style-name="T42">&lt;attributeGroup </text:span><text:span text:style-name="T43">ref="</text:span><text:span text:style-name="T44">ism:SecurityAttributesOptionGroup</text:span><text:span text:style-name="T43">"</text:span><text:span text:style-name="T42">/&gt;</text:span></text:p>
          <text:p text:style-name="P33"><text:span text:style-name="T42"><text:s text:c="9"/></text:span><text:span text:style-name="T42">&lt;/extension&gt;</text:span></text:p>
          <text:p text:style-name="P33"><text:span text:style-name="T42"><text:s text:c="6"/></text:span><text:span text:style-name="T42">&lt;/simpleContent&gt;</text:span></text:p>
          <text:p text:style-name="P33"><text:span text:style-name="T42"><text:s/></text:span><text:span text:style-name="T42">&lt;/complexType&gt;</text:span></text:p>
        </draw:rect>
        <draw:rect draw:style-name="gr5" draw:text-style-name="P34" svg:width="3.5004in" svg:height="1.0004in" svg:x="4.2307in" svg:y="7.9819in">
          <text:p text:style-name="P33"><text:span text:style-name="T42">&lt;complexType</text:span><text:span text:style-name="T43"> name="</text:span><text:span text:style-name="T44">FieldDecimalBaseType</text:span><text:span text:style-name="T43">"</text:span><text:span text:style-name="T42">&gt;</text:span></text:p>
          <text:p text:style-name="P33"><text:span text:style-name="T42"><text:s text:c="6"/></text:span><text:span text:style-name="T42">&lt;simpleContent&gt;</text:span></text:p>
          <text:p text:style-name="P33"><text:span text:style-name="T42"><text:s text:c="9"/></text:span><text:span text:style-name="T42">&lt;extension </text:span><text:span text:style-name="T43">base="</text:span><text:span text:style-name="T44">xsd:decimal</text:span><text:span text:style-name="T43">"</text:span><text:span text:style-name="T42">&gt;</text:span></text:p>
          <text:p text:style-name="P33"><text:span text:style-name="T42"><text:s text:c="12"/></text:span><text:span text:style-name="T42">&lt;attributeGroup </text:span><text:span text:style-name="T43">ref="</text:span><text:span text:style-name="T44">ism:SecurityAttributesOptionGroup</text:span><text:span text:style-name="T43">"</text:span><text:span text:style-name="T42">/&gt;</text:span></text:p>
          <text:p text:style-name="P33"><text:span text:style-name="T42"><text:s text:c="9"/></text:span><text:span text:style-name="T42">&lt;/extension&gt;</text:span></text:p>
          <text:p text:style-name="P33"><text:span text:style-name="T42"><text:s text:c="6"/></text:span><text:span text:style-name="T42">&lt;/simpleContent&gt;</text:span></text:p>
          <text:p text:style-name="P33"><text:span text:style-name="T42"><text:s text:c="2"/></text:span><text:span text:style-name="T42">&lt;/complexType&gt;</text:span></text:p>
        </draw:rect>
        <draw:frame draw:style-name="gr3" draw:text-style-name="P32" svg:width="2.8232in" svg:height="0.2398in" svg:x="2.8961in" svg:y="9.0799in">
          <draw:text-box>
            <text:p text:style-name="P31"><text:span text:style-name="T14">Table 4: Field Base Types.</text:span></text:p>
          </draw:text-box>
        </draw:frame>
      </draw:g>
      <draw:g text:anchor-type="page" text:anchor-page-number="4" draw:z-index="4" draw:style-name="gr1">
        <draw:rect draw:style-name="gr6" draw:text-style-name="P35" svg:width="3.2969in" svg:height="2.9496in" svg:x="0.6016in" svg:y="1.6673in">
          <text:p text:style-name="P33"><text:span text:style-name="T54">Baseline String Field Global Types: </text:span></text:p>
          <text:p text:style-name="P33"><text:span text:style-name="T54"/></text:p>
          <text:p text:style-name="P33"><text:span text:style-name="T42">&lt;simpleType </text:span><text:span text:style-name="T43">name="StringElementType"</text:span><text:span text:style-name="T42">&gt;</text:span></text:p>
          <text:p text:style-name="P33"><text:span text:style-name="T42"><text:s text:c="6"/></text:span><text:span text:style-name="T42">&lt;annotation/&gt;</text:span></text:p>
          <text:p text:style-name="P33"><text:span text:style-name="T42"><text:s text:c="12"/></text:span><text:span text:style-name="T42">&lt;restriction </text:span><text:span text:style-name="T43">base="string"</text:span><text:span text:style-name="T42">&gt;</text:span></text:p>
          <text:p text:style-name="P33"><text:span text:style-name="T42"><text:s text:c="17"/></text:span><text:span text:style-name="T42">&lt;annotation/&gt;</text:span></text:p>
          <text:p text:style-name="P33"><text:span text:style-name="T42"><text:s text:c="23"/></text:span><text:span text:style-name="T42">&lt;minLength</text:span><text:span text:style-name="T43"> value="1"</text:span><text:span text:style-name="T42">/&gt;</text:span></text:p>
          <text:p text:style-name="P33"><text:span text:style-name="T42"><text:s text:c="23"/></text:span><text:span text:style-name="T42">&lt;maxLength </text:span><text:span text:style-name="T43">value="8"</text:span><text:span text:style-name="T42">/&gt;</text:span></text:p>
          <text:p text:style-name="P33"><text:span text:style-name="T42"><text:s text:c="23"/></text:span><text:span text:style-name="T42">&lt;pattern </text:span><text:span text:style-name="T43">value="[\-\.,\(\)\?A-Z0-9&amp;#x20;]{1,8}"</text:span><text:span text:style-name="T42">/&gt;</text:span></text:p>
          <text:p text:style-name="P33"><text:span text:style-name="T42"><text:s text:c="11"/></text:span><text:span text:style-name="T42">&lt;/restriction&gt;</text:span></text:p>
          <text:p text:style-name="P33"><text:span text:style-name="T42">&lt;/simpleType&gt;</text:span></text:p>
          <text:p text:style-name="P33"><text:span text:style-name="T42">&lt;elemen</text:span><text:span text:style-name="T43">t name="String" type="StringElementType"</text:span><text:span text:style-name="T42">/&gt;</text:span></text:p>
        </draw:rect>
        <draw:rect draw:style-name="gr5" draw:text-style-name="P34" svg:width="3.7031in" svg:height="2.9504in" svg:x="3.8988in" svg:y="1.6673in">
          <text:p text:style-name="P33"><text:span text:style-name="T54">Refactor String Field Global Types: </text:span></text:p>
          <text:p text:style-name="P33"><text:span text:style-name="T54"/></text:p>
          <text:p text:style-name="P33"><text:span text:style-name="T42">&lt;complexType </text:span><text:span text:style-name="T43">name="</text:span><text:span text:style-name="T44">AlphaNumericBlankSpecialTextType</text:span><text:span text:style-name="T43">"</text:span><text:span text:style-name="T42">&gt;</text:span></text:p>
          <text:p text:style-name="P33"><text:span text:style-name="T42"><text:s text:c="7"/></text:span><text:span text:style-name="T42">&lt;simpleContent&gt;</text:span></text:p>
          <text:p text:style-name="P33"><text:span text:style-name="T42"><text:s text:c="16"/></text:span><text:span text:style-name="T42">&lt;restriction </text:span><text:span text:style-name="T43">base="</text:span><text:span text:style-name="T44">FieldStringBaseType</text:span><text:span text:style-name="T43">"</text:span><text:span text:style-name="T42">&gt;</text:span></text:p>
          <text:p text:style-name="P33"><text:span text:style-name="T42"><text:s text:c="23"/></text:span><text:span text:style-name="T42">&lt;pattern</text:span><text:span text:style-name="T43"> value="</text:span><text:span text:style-name="T44">[\-\.,\(\)\?A-Z0-9 ]+</text:span><text:span text:style-name="T43">"</text:span><text:span text:style-name="T42">/&gt;</text:span></text:p>
          <text:p text:style-name="P33"><text:span text:style-name="T42"><text:s text:c="16"/></text:span><text:span text:style-name="T42">&lt;/restriction&gt;</text:span></text:p>
          <text:p text:style-name="P33"><text:span text:style-name="T42"><text:s text:c="7"/></text:span><text:span text:style-name="T42">&lt;/simpleContent&gt;</text:span></text:p>
          <text:p text:style-name="P33"><text:span text:style-name="T42">&lt;/complexType&gt;</text:span></text:p>
          <text:p text:style-name="P33"><text:span text:style-name="T42"/></text:p>
          <text:p text:style-name="P33"><text:span text:style-name="T54">Refactor String Field Global Elements: </text:span></text:p>
          <text:p text:style-name="P33"><text:span text:style-name="T42"/></text:p>
          <text:p text:style-name="P33"><text:span text:style-name="T42">&lt;element</text:span><text:span text:style-name="T43"> name="</text:span><text:span text:style-name="T44">String</text:span><text:span text:style-name="T43">"</text:span><text:span text:style-name="T42">&gt;</text:span></text:p>
          <text:p text:style-name="P33"><text:span text:style-name="T42"><text:s text:c="8"/></text:span><text:span text:style-name="T42">&lt;complexType&gt;</text:span></text:p>
          <text:p text:style-name="P33"><text:span text:style-name="T42"><text:s text:c="17"/></text:span><text:span text:style-name="T42">&lt;simpleContent&gt;</text:span></text:p>
          <text:p text:style-name="P33"><text:span text:style-name="T42"><text:s text:c="25"/></text:span><text:span text:style-name="T42">&lt;restriction</text:span><text:span text:style-name="T43"> base="</text:span><text:span text:style-name="T44">AlphaNumericBlankSpecialTextType</text:span><text:span text:style-name="T43">"</text:span><text:span text:style-name="T42">&gt;</text:span></text:p>
          <text:p text:style-name="P33"><text:span text:style-name="T42"><text:s text:c="32"/></text:span><text:span text:style-name="T42">&lt;minLength </text:span><text:span text:style-name="T43">value="</text:span><text:span text:style-name="T44">1</text:span><text:span text:style-name="T43">"</text:span><text:span text:style-name="T42">/&gt;</text:span></text:p>
          <text:p text:style-name="P33"><text:span text:style-name="T42"><text:s text:c="32"/></text:span><text:span text:style-name="T42">&lt;maxLength</text:span><text:span text:style-name="T43"> value="</text:span><text:span text:style-name="T44">8</text:span><text:span text:style-name="T43">"</text:span><text:span text:style-name="T42">/&gt;</text:span></text:p>
          <text:p text:style-name="P33"><text:span text:style-name="T42"><text:s text:c="26"/></text:span><text:span text:style-name="T42">&lt;/restriction&gt;</text:span></text:p>
          <text:p text:style-name="P33"><text:span text:style-name="T42"><text:s text:c="18"/></text:span><text:span text:style-name="T42">&lt;/simpleContent&gt;</text:span></text:p>
          <text:p text:style-name="P33"><text:span text:style-name="T42"><text:s text:c="8"/></text:span><text:span text:style-name="T42">&lt;/complexType&gt;</text:span></text:p>
          <text:p text:style-name="P33"><text:span text:style-name="T42">&lt;/element&gt;</text:span></text:p>
        </draw:rect>
        <draw:frame draw:style-name="gr7" draw:text-style-name="P32" svg:width="3.1878in" svg:height="0.1878in" svg:x="2.5209in" svg:y="4.6807in">
          <draw:text-box>
            <text:p text:style-name="P31"><text:span text:style-name="T14">Table 5: Re-factor of String Fields</text:span></text:p>
          </draw:text-box>
        </draw:frame>
      </draw:g>
      <draw:g text:anchor-type="page" text:anchor-page-number="4" draw:z-index="5" draw:style-name="gr1">
        <draw:frame draw:style-name="gr7" draw:text-style-name="P32" svg:width="3.1878in" svg:height="0.1878in" svg:x="2.6563in" svg:y="7.3689in">
          <draw:text-box>
            <text:p text:style-name="P31"><text:span text:style-name="T14">Table 5: Re-Factor of <text:s/>Enumerated String Fields</text:span></text:p>
          </draw:text-box>
        </draw:frame>
        <draw:rect draw:style-name="gr8" draw:text-style-name="P35" svg:width="3.5004in" svg:height="1.8205in" svg:x="0.6181in" svg:y="5.4827in">
          <text:p text:style-name="P33"><text:span text:style-name="T54"/></text:p>
          <text:p text:style-name="P33"><text:span text:style-name="T54">Baseline Enumerated Field Global Types: </text:span></text:p>
          <text:p text:style-name="P33"><text:span text:style-name="T54"/></text:p>
          <text:p text:style-name="P33"><text:span text:style-name="T42">&lt;simpleType </text:span><text:span text:style-name="T43">name="EnumerationElement</text:span><text:span text:style-name="T44">Type</text:span><text:span text:style-name="T43">"</text:span><text:span text:style-name="T42">&gt;</text:span></text:p>
          <text:p text:style-name="P33"><text:span text:style-name="T42"><text:s text:c="7"/></text:span><text:span text:style-name="T42">&lt;restriction </text:span><text:span text:style-name="T43">base="</text:span><text:span text:style-name="T44">string</text:span><text:span text:style-name="T43">"</text:span><text:span text:style-name="T42">&gt;</text:span></text:p>
          <text:p text:style-name="P33"><text:span text:style-name="T42"><text:s text:c="15"/></text:span><text:span text:style-name="T42">&lt;enumeration </text:span><text:span text:style-name="T43">value="</text:span><text:span text:style-name="T44">YES</text:span><text:span text:style-name="T43">"</text:span><text:span text:style-name="T42">/&gt;</text:span></text:p>
          <text:p text:style-name="P33"><text:span text:style-name="T42"><text:s text:c="16"/></text:span><text:span text:style-name="T42">&lt;enumeration</text:span><text:span text:style-name="T43"> value="</text:span><text:span text:style-name="T44">NO</text:span><text:span text:style-name="T43">"</text:span><text:span text:style-name="T42">/&gt;</text:span></text:p>
          <text:p text:style-name="P33"><text:span text:style-name="T42"><text:s text:c="7"/></text:span><text:span text:style-name="T42">&lt;/restriction&gt;</text:span></text:p>
          <text:p text:style-name="P33"><text:span text:style-name="T42">&lt;/simpleType&gt; <text:s/></text:span></text:p>
          <text:p text:style-name="P33"><text:span text:style-name="T42"/></text:p>
          <text:p text:style-name="P33"><text:span text:style-name="T42">&lt;element </text:span><text:span text:style-name="T43">name="EnumerationElement" type="</text:span><text:span text:style-name="T44">YesNoType</text:span><text:span text:style-name="T43">"</text:span><text:span text:style-name="T42">/&gt;</text:span></text:p>
        </draw:rect>
        <draw:rect draw:style-name="gr8" draw:text-style-name="P35" svg:width="3.5004in" svg:height="1.8205in" svg:x="4.1181in" svg:y="5.4827in">
          <text:p text:style-name="P33"><text:span text:style-name="T54"/></text:p>
          <text:p text:style-name="P33"><text:span text:style-name="T54">Refactor Enumerated Field Global Types: </text:span></text:p>
          <text:p text:style-name="P33"><text:span text:style-name="T54"/></text:p>
          <text:p text:style-name="P33"><text:span text:style-name="T42">&lt;complexType </text:span><text:span text:style-name="T43">name="</text:span><text:span text:style-name="T44">YesNoType</text:span><text:span text:style-name="T43">"</text:span><text:span text:style-name="T42">&gt;</text:span></text:p>
          <text:p text:style-name="P33"><text:span text:style-name="T42"><text:s text:c="5"/></text:span><text:span text:style-name="T42">&lt;simpleContent&gt;</text:span></text:p>
          <text:p text:style-name="P33"><text:span text:style-name="T42"><text:s text:c="10"/></text:span><text:span text:style-name="T42">&lt;restriction </text:span><text:span text:style-name="T43">base="</text:span><text:span text:style-name="T44">FieldEnumeratedBaseType</text:span><text:span text:style-name="T43">"</text:span><text:span text:style-name="T42">&gt;</text:span></text:p>
          <text:p text:style-name="P33"><text:span text:style-name="T42"><text:s text:c="13"/></text:span><text:span text:style-name="T42">&lt;enumeration </text:span><text:span text:style-name="T43">value="</text:span><text:span text:style-name="T44">YES</text:span><text:span text:style-name="T43">"</text:span><text:span text:style-name="T42">/&gt;</text:span></text:p>
          <text:p text:style-name="P33"><text:span text:style-name="T42"><text:s text:c="13"/></text:span><text:span text:style-name="T42">&lt;enumeration </text:span><text:span text:style-name="T43">value="</text:span><text:span text:style-name="T44">NO</text:span><text:span text:style-name="T43">"/</text:span><text:span text:style-name="T42">&gt;</text:span></text:p>
          <text:p text:style-name="P33"><text:span text:style-name="T42"><text:s text:c="10"/></text:span><text:span text:style-name="T42">&lt;/restriction&gt;</text:span></text:p>
          <text:p text:style-name="P33"><text:span text:style-name="T42"><text:s text:c="4"/></text:span><text:span text:style-name="T42">&lt;/simpleContent&gt;</text:span></text:p>
          <text:p text:style-name="P33"><text:span text:style-name="T42">&lt;/complexType&gt;</text:span></text:p>
          <text:p text:style-name="P33"><text:span text:style-name="T42"/></text:p>
          <text:p text:style-name="P33"><text:span text:style-name="T42">&lt;element </text:span><text:span text:style-name="T43">name="EnumerationElement" type="</text:span><text:span text:style-name="T44">YesNoType</text:span><text:span text:style-name="T43">"</text:span><text:span text:style-name="T42">/&gt;</text:span></text:p>
        </draw:rect>
      </draw:g>
      <draw:g text:anchor-type="page" text:anchor-page-number="4" draw:z-index="6" draw:style-name="gr1">
        <draw:frame draw:style-name="gr7" draw:text-style-name="P32" svg:width="3.1878in" svg:height="0.1878in" svg:x="2.698in" svg:y="10.1398in">
          <draw:text-box>
            <text:p text:style-name="P31"><text:span text:style-name="T14">Table 6: Re-Factor of <text:s/>Integer Fields</text:span></text:p>
          </draw:text-box>
        </draw:frame>
        <draw:rect draw:style-name="gr8" draw:text-style-name="P35" svg:width="3.5004in" svg:height="1.8205in" svg:x="0.6598in" svg:y="8.2535in">
          <text:p text:style-name="P33"><text:span text:style-name="T54"/></text:p>
          <text:p text:style-name="P33"><text:span text:style-name="T54">Baseline Enumerated Field Global Types: </text:span></text:p>
          <text:p text:style-name="P33"><text:span text:style-name="T54"/></text:p>
          <text:p text:style-name="P33"><text:span text:style-name="T42">&lt;simpleType </text:span><text:span text:style-name="T43">name="EnumerationElement</text:span><text:span text:style-name="T44">Type</text:span><text:span text:style-name="T43">"</text:span><text:span text:style-name="T42">&gt;</text:span></text:p>
          <text:p text:style-name="P33"><text:span text:style-name="T42"><text:s text:c="7"/></text:span><text:span text:style-name="T42">&lt;restriction </text:span><text:span text:style-name="T43">base="</text:span><text:span text:style-name="T44">string</text:span><text:span text:style-name="T43">"</text:span><text:span text:style-name="T42">&gt;</text:span></text:p>
          <text:p text:style-name="P33"><text:span text:style-name="T42"><text:s text:c="15"/></text:span><text:span text:style-name="T42">&lt;enumeration </text:span><text:span text:style-name="T43">value="</text:span><text:span text:style-name="T44">YES</text:span><text:span text:style-name="T43">"</text:span><text:span text:style-name="T42">/&gt;</text:span></text:p>
          <text:p text:style-name="P33"><text:span text:style-name="T42"><text:s text:c="16"/></text:span><text:span text:style-name="T42">&lt;enumeration</text:span><text:span text:style-name="T43"> value="</text:span><text:span text:style-name="T44">NO</text:span><text:span text:style-name="T43">"</text:span><text:span text:style-name="T42">/&gt;</text:span></text:p>
          <text:p text:style-name="P33"><text:span text:style-name="T42"><text:s text:c="7"/></text:span><text:span text:style-name="T42">&lt;/restriction&gt;</text:span></text:p>
          <text:p text:style-name="P33"><text:span text:style-name="T42">&lt;/simpleType&gt; <text:s/></text:span></text:p>
          <text:p text:style-name="P33"><text:span text:style-name="T42"/></text:p>
          <text:p text:style-name="P33"><text:span text:style-name="T42">&lt;element </text:span><text:span text:style-name="T43">name="EnumerationElement" type="</text:span><text:span text:style-name="T44">YesNoType</text:span><text:span text:style-name="T43">"</text:span><text:span text:style-name="T42">/&gt;</text:span></text:p>
        </draw:rect>
        <draw:rect draw:style-name="gr8" draw:text-style-name="P35" svg:width="3.5004in" svg:height="1.8205in" svg:x="4.1598in" svg:y="8.2535in">
          <text:p text:style-name="P33"><text:span text:style-name="T54"/></text:p>
          <text:p text:style-name="P33"><text:span text:style-name="T54">Refactor Enumerated Field Global Types: </text:span></text:p>
          <text:p text:style-name="P33"><text:span text:style-name="T54"/></text:p>
          <text:p text:style-name="P33"><text:span text:style-name="T42">&lt;complexType </text:span><text:span text:style-name="T43">name="</text:span><text:span text:style-name="T44">YesNoType</text:span><text:span text:style-name="T43">"</text:span><text:span text:style-name="T42">&gt;</text:span></text:p>
          <text:p text:style-name="P33"><text:span text:style-name="T42"><text:s text:c="5"/></text:span><text:span text:style-name="T42">&lt;simpleContent&gt;</text:span></text:p>
          <text:p text:style-name="P33"><text:span text:style-name="T42"><text:s text:c="10"/></text:span><text:span text:style-name="T42">&lt;restriction </text:span><text:span text:style-name="T43">base="</text:span><text:span text:style-name="T44">FieldEnumeratedBaseType</text:span><text:span text:style-name="T43">"</text:span><text:span text:style-name="T42">&gt;</text:span></text:p>
          <text:p text:style-name="P33"><text:span text:style-name="T42"><text:s text:c="13"/></text:span><text:span text:style-name="T42">&lt;enumeration </text:span><text:span text:style-name="T43">value="</text:span><text:span text:style-name="T44">YES</text:span><text:span text:style-name="T43">"</text:span><text:span text:style-name="T42">/&gt;</text:span></text:p>
          <text:p text:style-name="P33"><text:span text:style-name="T42"><text:s text:c="13"/></text:span><text:span text:style-name="T42">&lt;enumeration </text:span><text:span text:style-name="T43">value="</text:span><text:span text:style-name="T44">NO</text:span><text:span text:style-name="T43">"/</text:span><text:span text:style-name="T42">&gt;</text:span></text:p>
          <text:p text:style-name="P33"><text:span text:style-name="T42"><text:s text:c="10"/></text:span><text:span text:style-name="T42">&lt;/restriction&gt;</text:span></text:p>
          <text:p text:style-name="P33"><text:span text:style-name="T42"><text:s text:c="4"/></text:span><text:span text:style-name="T42">&lt;/simpleContent&gt;</text:span></text:p>
          <text:p text:style-name="P33"><text:span text:style-name="T42">&lt;/complexType&gt;</text:span></text:p>
          <text:p text:style-name="P33"><text:span text:style-name="T42"/></text:p>
          <text:p text:style-name="P33"><text:span text:style-name="T42">&lt;element </text:span><text:span text:style-name="T43">name="EnumerationElement" type="</text:span><text:span text:style-name="T44">YesNoType</text:span><text:span text:style-name="T43">"</text:span><text:span text:style-name="T42">/&gt;</text:span></text:p>
        </draw:rect>
      </draw:g>
      <draw:g text:anchor-type="page" text:anchor-page-number="5" draw:z-index="7" draw:style-name="gr9">
        <draw:rect draw:style-name="gr8" draw:text-style-name="P35" svg:width="3.5004in" svg:height="1.9705in" svg:x="0.7173in" svg:y="1.3028in">
          <text:p text:style-name="P33"><text:span text:style-name="T54"/></text:p>
          <text:p text:style-name="P33"><text:span text:style-name="T54">Baseline Decimal Field Global Elements: </text:span></text:p>
          <text:p text:style-name="P33"><text:span text:style-name="T54"/></text:p>
          <text:p text:style-name="P33"><text:span text:style-name="T42">&lt;simpleType</text:span><text:span text:style-name="T43"> name="</text:span><text:span text:style-name="T44">DepthInFeet</text:span><text:span text:style-name="T43">"</text:span><text:span text:style-name="T42">&gt;</text:span></text:p>
          <text:p text:style-name="P33"><text:span text:style-name="T42"><text:s text:c="12"/></text:span><text:span text:style-name="T42">&lt;restriction </text:span><text:span text:style-name="T43">base="</text:span><text:span text:style-name="T44">xsd:decimal</text:span><text:span text:style-name="T43">"</text:span><text:span text:style-name="T42">&gt;</text:span></text:p>
          <text:p text:style-name="P33"><text:span text:style-name="T42"><text:s text:c="15"/></text:span><text:span text:style-name="T42">&lt;minInclusive</text:span><text:span text:style-name="T43"> value="</text:span><text:span text:style-name="T44">.1</text:span><text:span text:style-name="T43">"</text:span><text:span text:style-name="T42">/&gt;</text:span></text:p>
          <text:p text:style-name="P33"><text:span text:style-name="T42"><text:s text:c="15"/></text:span><text:span text:style-name="T42">&lt;maxInclusive </text:span><text:span text:style-name="T43">value="</text:span><text:span text:style-name="T44">9999.9</text:span><text:span text:style-name="T43">"</text:span><text:span text:style-name="T42">/&gt;</text:span></text:p>
          <text:p text:style-name="P33"><text:span text:style-name="T42"><text:s text:c="15"/></text:span><text:span text:style-name="T42">&lt;pattern</text:span><text:span text:style-name="T43"> value="</text:span><text:span text:style-name="T44">[0-9]{0,4}\.[0-9]{1}</text:span><text:span text:style-name="T43">"</text:span><text:span text:style-name="T42">/&gt;</text:span></text:p>
          <text:p text:style-name="P33"><text:span text:style-name="T42"><text:s text:c="12"/></text:span><text:span text:style-name="T42">&lt;/restriction&gt;</text:span></text:p>
          <text:p text:style-name="P33"><text:span text:style-name="T42"><text:s text:c="6"/></text:span><text:span text:style-name="T42">&lt;/simpleType&gt;</text:span></text:p>
          <text:p text:style-name="P33"><text:span text:style-name="T42"><text:s text:c="3"/></text:span><text:span text:style-name="T42">&lt;/element&gt;</text:span></text:p>
        </draw:rect>
        <draw:rect draw:style-name="gr8" draw:text-style-name="P35" svg:width="3.5004in" svg:height="1.9705in" svg:x="4.2173in" svg:y="1.3028in">
          <text:p text:style-name="P33"><text:span text:style-name="T54"/></text:p>
          <text:p text:style-name="P33"><text:span text:style-name="T54">Baseline Decimal Field Global Elements: </text:span></text:p>
          <text:p text:style-name="P33"><text:span text:style-name="T54"/></text:p>
          <text:p text:style-name="P33"><text:span text:style-name="T42">&lt;element</text:span><text:span text:style-name="T43"> name="</text:span><text:span text:style-name="T44">DepthInFeet</text:span><text:span text:style-name="T43">"</text:span><text:span text:style-name="T42">&gt;</text:span></text:p>
          <text:p text:style-name="P33"><text:span text:style-name="T42"><text:s text:c="6"/></text:span><text:span text:style-name="T42">&lt;complexType&gt;</text:span></text:p>
          <text:p text:style-name="P33"><text:span text:style-name="T42"><text:s text:c="9"/></text:span><text:span text:style-name="T42">&lt;simpleContent&gt;</text:span></text:p>
          <text:p text:style-name="P33"><text:span text:style-name="T42"><text:s text:c="12"/></text:span><text:span text:style-name="T42">&lt;restriction </text:span><text:span text:style-name="T43">base="</text:span><text:span text:style-name="T44">FieldDecimalBaseType</text:span><text:span text:style-name="T43">"</text:span><text:span text:style-name="T42">&gt;</text:span></text:p>
          <text:p text:style-name="P33"><text:span text:style-name="T42"><text:s text:c="15"/></text:span><text:span text:style-name="T42">&lt;minInclusive</text:span><text:span text:style-name="T43"> value="</text:span><text:span text:style-name="T44">.1</text:span><text:span text:style-name="T43">"</text:span><text:span text:style-name="T42">/&gt;</text:span></text:p>
          <text:p text:style-name="P33"><text:span text:style-name="T42"><text:s text:c="15"/></text:span><text:span text:style-name="T42">&lt;maxInclusive </text:span><text:span text:style-name="T43">value="</text:span><text:span text:style-name="T44">9999.9</text:span><text:span text:style-name="T43">"</text:span><text:span text:style-name="T42">/&gt;</text:span></text:p>
          <text:p text:style-name="P33"><text:span text:style-name="T42"><text:s text:c="15"/></text:span><text:span text:style-name="T42">&lt;fractionDigits</text:span><text:span text:style-name="T43"> value="</text:span><text:span text:style-name="T44">1</text:span><text:span text:style-name="T43">"</text:span><text:span text:style-name="T42">/&gt;</text:span></text:p>
          <text:p text:style-name="P33"><text:span text:style-name="T42"><text:s text:c="15"/></text:span><text:span text:style-name="T42">&lt;totalDigits</text:span><text:span text:style-name="T43"> value="</text:span><text:span text:style-name="T44">5</text:span><text:span text:style-name="T43">"</text:span><text:span text:style-name="T42">/&gt;</text:span></text:p>
          <text:p text:style-name="P33"><text:span text:style-name="T42"><text:s text:c="12"/></text:span><text:span text:style-name="T42">&lt;/restriction&gt;</text:span></text:p>
          <text:p text:style-name="P33"><text:span text:style-name="T42"><text:s text:c="9"/></text:span><text:span text:style-name="T42">&lt;/simpleContent&gt;</text:span></text:p>
          <text:p text:style-name="P33"><text:span text:style-name="T42"><text:s text:c="6"/></text:span><text:span text:style-name="T42">&lt;/complexType&gt;</text:span></text:p>
          <text:p text:style-name="P33"><text:span text:style-name="T42"><text:s text:c="3"/></text:span><text:span text:style-name="T42">&lt;/element&gt;</text:span></text:p>
        </draw:rect>
        <draw:frame draw:style-name="gr7" draw:text-style-name="P32" svg:width="3.1878in" svg:height="0.1878in" svg:x="2.7709in" svg:y="3.348in">
          <draw:text-box>
            <text:p text:style-name="P31"><text:span text:style-name="T14">Table 7: Re-Factor of <text:s/>Decimal Fields</text:span></text:p>
          </draw:text-box>
        </draw:frame>
      </draw:g>
      <draw:g text:anchor-type="page" text:anchor-page-number="5" draw:z-index="8" draw:style-name="gr1">
        <draw:rect draw:style-name="gr10" draw:text-style-name="P35" svg:width="3.7343in" svg:height="6.2504in" svg:x="0.6819in" svg:y="3.9591in">
          <text:p text:style-name="P33"><text:span text:style-name="T54"/></text:p>
          <text:p text:style-name="P33"><text:span text:style-name="T54">Baseline Set Global Types and Elements: </text:span></text:p>
          <text:p text:style-name="P33"><text:span text:style-name="T54"/></text:p>
          <text:p text:style-name="P33"><text:span text:style-name="T42">&lt;complexType </text:span><text:span text:style-name="T43">name="</text:span><text:span text:style-name="T44">WeatherEventMovementType</text:span><text:span text:style-name="T43">"</text:span><text:span text:style-name="T42">&gt;</text:span></text:p>
          <text:p text:style-name="P33"><text:span text:style-name="T42"><text:s text:c="4"/></text:span><text:span text:style-name="T42">&lt;complexContent&gt;</text:span></text:p>
          <text:p text:style-name="P33"><text:span text:style-name="T42"><text:s text:c="7"/></text:span><text:span text:style-name="T42">&lt;extension </text:span><text:span text:style-name="T43">base="</text:span><text:span text:style-name="T44">SetBaseType</text:span><text:span text:style-name="T43">"</text:span><text:span text:style-name="T42">&gt;</text:span></text:p>
          <text:p text:style-name="P33"><text:span text:style-name="T42"><text:s text:c="11"/></text:span><text:span text:style-name="T42">&lt;sequence&gt;</text:span></text:p>
          <text:p text:style-name="P33"><text:span text:style-name="T42"><text:s text:c="14"/></text:span><text:span text:style-name="T42">&lt;element </text:span><text:span text:style-name="T43">name="</text:span><text:span text:style-name="T44">DirectionOfWeatherEventMovement</text:span><text:span text:style-name="T43">"</text:span><text:span text:style-name="T42"> </text:span></text:p>
          <text:p text:style-name="P33"><text:span text:style-name="T42"><text:tab/></text:span><text:span text:style-name="T42"><text:tab/></text:span><text:span text:style-name="T42"><text:tab/></text:span><text:span text:style-name="T42"> <text:s text:c="6"/></text:span><text:span text:style-name="T43">minOccurs="</text:span><text:span text:style-name="T44">1</text:span><text:span text:style-name="T43">" maxOccurs="</text:span><text:span text:style-name="T44">1</text:span><text:span text:style-name="T43">" nillable="</text:span><text:span text:style-name="T44">true</text:span><text:span text:style-name="T43">"</text:span><text:span text:style-name="T42">&gt;</text:span></text:p>
          <text:p text:style-name="P33"><text:span text:style-name="T42"><text:s text:c="18"/></text:span><text:span text:style-name="T42">&lt;complexType&gt;</text:span></text:p>
          <text:p text:style-name="P33"><text:span text:style-name="T42"><text:s text:c="21"/></text:span><text:span text:style-name="T42">&lt;simpleContent&gt;</text:span></text:p>
          <text:p text:style-name="P33"><text:span text:style-name="T42"><text:s text:c="24"/></text:span><text:span text:style-name="T42">&lt;extension</text:span><text:span text:style-name="T43"> base="</text:span><text:span text:style-name="T44">f:DirectionOfWeatherEventMovementType</text:span><text:span text:style-name="T43">"</text:span><text:span text:style-name="T42">&gt;</text:span></text:p>
          <text:p text:style-name="P33"><text:span text:style-name="T42"><text:s text:c="28"/></text:span><text:span text:style-name="T42">&lt;attribute </text:span><text:span text:style-name="T43">name="</text:span><text:span text:style-name="T44">ffSeq</text:span><text:span text:style-name="T43">" type="</text:span><text:span text:style-name="T44">unsignedShort</text:span><text:span text:style-name="T43">" fixed="</text:span><text:span text:style-name="T44">1</text:span><text:span text:style-name="T43">"</text:span><text:span text:style-name="T42">/&gt;</text:span></text:p>
          <text:p text:style-name="P33"><text:span text:style-name="T42"><text:s text:c="28"/></text:span><text:span text:style-name="T42">&lt;attribute </text:span><text:span text:style-name="T43">name="</text:span><text:span text:style-name="T44">ffirnFudn</text:span><text:span text:style-name="T43">" type="</text:span><text:span text:style-name="T44">string</text:span><text:span text:style-name="T43">" fixed="</text:span><text:span text:style-name="T44">FF493-44</text:span><text:span text:style-name="T43">"</text:span><text:span text:style-name="T42">/&gt;</text:span></text:p>
          <text:p text:style-name="P33"><text:span text:style-name="T42"><text:s text:c="29"/></text:span><text:span text:style-name="T42">&lt;attributeGroup</text:span><text:span text:style-name="T43"> ref="</text:span><text:span text:style-name="T44">ism:SecurityAttributesOptionGroup</text:span><text:span text:style-name="T43">"</text:span><text:span text:style-name="T42">/&gt;</text:span></text:p>
          <text:p text:style-name="P33"><text:span text:style-name="T42"><text:s text:c="8"/></text:span><text:span text:style-name="T42"><text:tab/></text:span><text:span text:style-name="T42"><text:tab/></text:span><text:span text:style-name="T42"> <text:s text:c="5"/></text:span><text:span text:style-name="T42">&lt;/extension&gt;</text:span></text:p>
          <text:p text:style-name="P33"><text:span text:style-name="T42"><text:s text:c="21"/></text:span><text:span text:style-name="T42">&lt;/simpleContent&gt;</text:span></text:p>
          <text:p text:style-name="P33"><text:span text:style-name="T42"><text:s text:c="19"/></text:span><text:span text:style-name="T42">&lt;/complexType&gt;</text:span></text:p>
          <text:p text:style-name="P33"><text:span text:style-name="T42"><text:s text:c="15"/></text:span><text:span text:style-name="T42">&lt;/element&gt;</text:span></text:p>
          <text:p text:style-name="P33"><text:span text:style-name="T42"><text:s text:c="16"/></text:span><text:span text:style-name="T42">&lt;element </text:span><text:span text:style-name="T43">name="</text:span><text:span text:style-name="T44">SpeedOfWeatherEventMovement</text:span><text:span text:style-name="T43">"</text:span><text:span text:style-name="T42"> </text:span></text:p>
          <text:p text:style-name="P33"><text:span text:style-name="T42"><text:tab/></text:span><text:span text:style-name="T42"><text:tab/></text:span><text:span text:style-name="T42"><text:tab/></text:span><text:span text:style-name="T42"> <text:s text:c="4"/></text:span><text:span text:style-name="T43">minOccurs="</text:span><text:span text:style-name="T44">0</text:span><text:span text:style-name="T43">" maxOccurs="</text:span><text:span text:style-name="T44">1</text:span><text:span text:style-name="T43">"</text:span><text:span text:style-name="T42">&gt;</text:span></text:p>
          <text:p text:style-name="P33"><text:span text:style-name="T42"><text:s text:c="19"/></text:span><text:span text:style-name="T42">&lt;complexType&gt;</text:span></text:p>
          <text:p text:style-name="P33"><text:span text:style-name="T42"><text:s text:c="22"/></text:span><text:span text:style-name="T42">&lt;complexContent&gt;</text:span></text:p>
          <text:p text:style-name="P33"><text:span text:style-name="T42"><text:s text:c="25"/></text:span><text:span text:style-name="T42">&lt;extension </text:span><text:span text:style-name="T43">base="</text:span><text:span text:style-name="T44">c:SpeedOfWeatherEventMovementType</text:span><text:span text:style-name="T43">"</text:span><text:span text:style-name="T42">&gt;</text:span></text:p>
          <text:p text:style-name="P33"><text:span text:style-name="T42"><text:s text:c="29"/></text:span><text:span text:style-name="T42">&lt;attribute </text:span><text:span text:style-name="T43">name="</text:span><text:span text:style-name="T44">ffSeq</text:span><text:span text:style-name="T43">" type="</text:span><text:span text:style-name="T44">unsignedShort</text:span><text:span text:style-name="T43">" fixed="</text:span><text:span text:style-name="T44">2</text:span><text:span text:style-name="T43">"</text:span><text:span text:style-name="T42">/&gt;</text:span></text:p>
          <text:p text:style-name="P33"><text:span text:style-name="T42"><text:s text:c="30"/></text:span><text:span text:style-name="T42">&lt;attribute </text:span><text:span text:style-name="T43">name="</text:span><text:span text:style-name="T44">ffirnFudn</text:span><text:span text:style-name="T43">" type="</text:span><text:span text:style-name="T44">string</text:span><text:span text:style-name="T43">" fixed="</text:span><text:span text:style-name="T44">FF357-1</text:span><text:span text:style-name="T43">"</text:span><text:span text:style-name="T42">/&gt;</text:span></text:p>
          <text:p text:style-name="P33"><text:span text:style-name="T42"><text:s text:c="31"/></text:span><text:span text:style-name="T42">&lt;attributeGroup </text:span><text:span text:style-name="T43">ref="</text:span><text:span text:style-name="T44">ism:SecurityAttributesOptionGroup</text:span><text:span text:style-name="T43">"</text:span><text:span text:style-name="T42">/&gt;</text:span></text:p>
          <text:p text:style-name="P33"><text:span text:style-name="T42"><text:s text:c="29"/></text:span><text:span text:style-name="T42">&lt;/extension&gt;</text:span></text:p>
          <text:p text:style-name="P33"><text:span text:style-name="T42"><text:s text:c="27"/></text:span><text:span text:style-name="T42">&lt;/complexContent&gt;</text:span></text:p>
          <text:p text:style-name="P33"><text:span text:style-name="T42"><text:s text:c="25"/></text:span><text:span text:style-name="T42">&lt;/complexType&gt;</text:span></text:p>
          <text:p text:style-name="P33"><text:span text:style-name="T42"><text:s text:c="22"/></text:span><text:span text:style-name="T42">&lt;/element&gt;</text:span></text:p>
          <text:p text:style-name="P33"><text:span text:style-name="T42"><text:s text:c="22"/></text:span><text:span text:style-name="T42">&lt;element </text:span><text:span text:style-name="T43">name="</text:span><text:span text:style-name="T44">DistanceTraveledByWeatherEvent</text:span><text:span text:style-name="T43">"</text:span><text:span text:style-name="T42"> </text:span></text:p>
          <text:p text:style-name="P33"><text:span text:style-name="T42"><text:tab/></text:span><text:span text:style-name="T42"><text:tab/></text:span><text:span text:style-name="T42"><text:tab/></text:span><text:span text:style-name="T42"><text:tab/></text:span><text:span text:style-name="T42"> <text:s text:c="6"/></text:span><text:span text:style-name="T43"><text:s/></text:span><text:span text:style-name="T43">minOccurs="</text:span><text:span text:style-name="T44">0</text:span><text:span text:style-name="T43">" maxOccurs="</text:span><text:span text:style-name="T44">1</text:span><text:span text:style-name="T43">"</text:span><text:span text:style-name="T42">&gt;</text:span></text:p>
          <text:p text:style-name="P33"><text:span text:style-name="T42"><text:s text:c="19"/></text:span><text:span text:style-name="T42">&lt;complexType&gt;</text:span></text:p>
          <text:p text:style-name="P33"><text:span text:style-name="T42"><text:s text:c="22"/></text:span><text:span text:style-name="T42">&lt;complexContent&gt;</text:span></text:p>
          <text:p text:style-name="P33"><text:span text:style-name="T42"><text:s text:c="25"/></text:span><text:span text:style-name="T42">&lt;extension </text:span><text:span text:style-name="T43">base="</text:span><text:span text:style-name="T44">c:MovementOfWeatherEventType</text:span><text:span text:style-name="T43">"</text:span><text:span text:style-name="T42">&gt;</text:span></text:p>
          <text:p text:style-name="P33"><text:span text:style-name="T42"><text:s text:c="28"/></text:span><text:span text:style-name="T42">&lt;attribute </text:span><text:span text:style-name="T43">name="</text:span><text:span text:style-name="T44">ffSeq</text:span><text:span text:style-name="T43">" type="</text:span><text:span text:style-name="T44">unsignedShort</text:span><text:span text:style-name="T43">" fixed="</text:span><text:span text:style-name="T44">3</text:span><text:span text:style-name="T43">"</text:span><text:span text:style-name="T42">/&gt;</text:span></text:p>
          <text:p text:style-name="P33"><text:span text:style-name="T42"><text:s text:c="29"/></text:span><text:span text:style-name="T42">&lt;attribute </text:span><text:span text:style-name="T43">name="</text:span><text:span text:style-name="T44">ffirnFudn</text:span><text:span text:style-name="T43">" type="</text:span><text:span text:style-name="T44">string</text:span><text:span text:style-name="T43">" fixed="</text:span><text:span text:style-name="T44">FF388-1</text:span><text:span text:style-name="T43">"</text:span><text:span text:style-name="T42">/&gt;</text:span></text:p>
          <text:p text:style-name="P33"><text:span text:style-name="T42"><text:s text:c="29"/></text:span><text:span text:style-name="T42">&lt;attributeGroup </text:span><text:span text:style-name="T43">ref="</text:span><text:span text:style-name="T44">ism:SecurityAttributesOptionGroup</text:span><text:span text:style-name="T43">"</text:span><text:span text:style-name="T42">/&gt;</text:span></text:p>
          <text:p text:style-name="P33"><text:span text:style-name="T42"><text:s text:c="26"/></text:span><text:span text:style-name="T42">&lt;/extension&gt;</text:span></text:p>
          <text:p text:style-name="P33"><text:span text:style-name="T42"><text:s text:c="23"/></text:span><text:span text:style-name="T42">&lt;/complexContent&gt;</text:span></text:p>
          <text:p text:style-name="P33"><text:span text:style-name="T42"><text:s text:c="18"/></text:span><text:span text:style-name="T42">&lt;/complexType&gt;</text:span></text:p>
          <text:p text:style-name="P33"><text:span text:style-name="T42"><text:s text:c="15"/></text:span><text:span text:style-name="T42">&lt;/element&gt;</text:span></text:p>
          <text:p text:style-name="P33"><text:span text:style-name="T42"><text:s text:c="12"/></text:span><text:span text:style-name="T42">&lt;/sequence&gt;</text:span></text:p>
          <text:p text:style-name="P33"><text:span text:style-name="T42"><text:s text:c="12"/></text:span><text:span text:style-name="T42">&lt;attribute </text:span><text:span text:style-name="T43">name="</text:span><text:span text:style-name="T44">setid</text:span><text:span text:style-name="T43">" type="</text:span><text:span text:style-name="T44">string</text:span><text:span text:style-name="T43">" fixed="</text:span><text:span text:style-name="T44">MVMT</text:span><text:span text:style-name="T43">"</text:span><text:span text:style-name="T42">/&gt;</text:span></text:p>
          <text:p text:style-name="P33"><text:span text:style-name="T42"><text:s text:c="7"/></text:span><text:span text:style-name="T42">&lt;/extension&gt;</text:span></text:p>
          <text:p text:style-name="P33"><text:span text:style-name="T42"><text:s text:c="4"/></text:span><text:span text:style-name="T42">&lt;/complexContent&gt;</text:span></text:p>
          <text:p text:style-name="P33"><text:span text:style-name="T42">&lt;/complexType&gt;</text:span></text:p>
        </draw:rect>
        <draw:rect draw:style-name="gr10" draw:text-style-name="P35" svg:width="3.2661in" svg:height="6.2504in" svg:x="4.4157in" svg:y="3.9591in">
          <text:p text:style-name="P33"><text:span text:style-name="T54"/></text:p>
          <text:p text:style-name="P33"><text:span text:style-name="T54">Refactor Set Field Global Elements: </text:span></text:p>
          <text:p text:style-name="P33"><text:span text:style-name="T54"/></text:p>
          <text:p text:style-name="P33"><text:span text:style-name="T42">&lt;complexType </text:span><text:span text:style-name="T43">name="</text:span><text:span text:style-name="T44">WeatherEventMovementType</text:span><text:span text:style-name="T43">"</text:span><text:span text:style-name="T42">&gt;</text:span></text:p>
          <text:p text:style-name="P33"><text:span text:style-name="T42"><text:s text:c="5"/></text:span><text:span text:style-name="T42">&lt;complexContent&gt;</text:span></text:p>
          <text:p text:style-name="P33"><text:span text:style-name="T42"><text:s text:c="11"/></text:span><text:span text:style-name="T42">&lt;extension </text:span><text:span text:style-name="T43">base="</text:span><text:span text:style-name="T44">SetBaseType</text:span><text:span text:style-name="T43">"</text:span><text:span text:style-name="T42">&gt;</text:span></text:p>
          <text:p text:style-name="P33"><text:span text:style-name="T42"><text:s text:c="17"/></text:span><text:span text:style-name="T42">&lt;sequence&gt;</text:span></text:p>
          <text:p text:style-name="P33"><text:span text:style-name="T42"><text:s text:c="22"/></text:span><text:span text:style-name="T42">&lt;element </text:span><text:span text:style-name="T43">name="</text:span><text:span text:style-name="T44">DirectionOfWeatherEventMovement</text:span><text:span text:style-name="T43">"</text:span><text:span text:style-name="T42"> </text:span></text:p>
          <text:p text:style-name="P33"><text:span text:style-name="T42"><text:tab/></text:span><text:span text:style-name="T42"><text:tab/></text:span><text:span text:style-name="T42"><text:tab/></text:span><text:span text:style-name="T42"><text:tab/></text:span><text:span text:style-name="T42"> <text:s/></text:span><text:span text:style-name="T43">minOccurs="</text:span><text:span text:style-name="T44">1</text:span><text:span text:style-name="T43">" maxOccurs="</text:span><text:span text:style-name="T44">1</text:span><text:span text:style-name="T43">" nillable="</text:span><text:span text:style-name="T44">true</text:span><text:span text:style-name="T43">"</text:span><text:span text:style-name="T42">&gt;</text:span></text:p>
          <text:p text:style-name="P33"><text:span text:style-name="T42"><text:s text:c="28"/></text:span><text:span text:style-name="T42">&lt;complexType&gt;</text:span></text:p>
          <text:p text:style-name="P33"><text:span text:style-name="T42"><text:s text:c="33"/></text:span><text:span text:style-name="T42">&lt;simpleContent&gt;</text:span></text:p>
          <text:p text:style-name="P33"><text:span text:style-name="T42"><text:s text:c="30"/></text:span><text:span text:style-name="T42">&lt;restriction </text:span><text:span text:style-name="T43">base="</text:span><text:span text:style-name="T44">field:FieldIntegerBaseType</text:span><text:span text:style-name="T43">"</text:span><text:span text:style-name="T42">&gt;</text:span></text:p>
          <text:p text:style-name="P33"><text:span text:style-name="T42"><text:s text:c="35"/></text:span><text:span text:style-name="T42">&lt;minInclusive </text:span><text:span text:style-name="T43">value="</text:span><text:span text:style-name="T44">000</text:span><text:span text:style-name="T43">"</text:span><text:span text:style-name="T42">/&gt;</text:span></text:p>
          <text:p text:style-name="P33"><text:span text:style-name="T42"><text:s text:c="36"/></text:span><text:span text:style-name="T42">&lt;maxInclusive </text:span><text:span text:style-name="T43">value="</text:span><text:span text:style-name="T44">359</text:span><text:span text:style-name="T43">"</text:span><text:span text:style-name="T42">/&gt;</text:span></text:p>
          <text:p text:style-name="P33"><text:span text:style-name="T42"><text:s text:c="31"/></text:span><text:span text:style-name="T42">&lt;/restriction&gt;</text:span></text:p>
          <text:p text:style-name="P33"><text:span text:style-name="T42"><text:s text:c="28"/></text:span><text:span text:style-name="T42">&lt;/simpleContent&gt;</text:span></text:p>
          <text:p text:style-name="P33"><text:span text:style-name="T42"><text:s text:c="24"/></text:span><text:span text:style-name="T42">&lt;/complexType&gt;</text:span></text:p>
          <text:p text:style-name="P33"><text:span text:style-name="T42"><text:s text:c="21"/></text:span><text:span text:style-name="T42">&lt;/element&gt;</text:span></text:p>
          <text:p text:style-name="P33"><text:span text:style-name="T42"><text:s text:c="20"/></text:span><text:span text:style-name="T42">&lt;element </text:span><text:span text:style-name="T43">ref="</text:span><text:span text:style-name="T44">field:SpeedOfWeatherEventMovement</text:span><text:span text:style-name="T43">"</text:span><text:span text:style-name="T42">/&gt;</text:span></text:p>
          <text:p text:style-name="P33"><text:span text:style-name="T42"><text:s text:c="20"/></text:span><text:span text:style-name="T42">&lt;element </text:span><text:span text:style-name="T43">name="</text:span><text:span text:style-name="T44">DistanceTraveledByWeatherEvent</text:span><text:span text:style-name="T43">"</text:span></text:p>
          <text:p text:style-name="P33"><text:span text:style-name="T42"><text:tab/></text:span><text:span text:style-name="T42"><text:tab/></text:span><text:span text:style-name="T42"><text:tab/></text:span><text:span text:style-name="T42"><text:tab/></text:span><text:span text:style-name="T43">type="</text:span><text:span text:style-name="T44">field:MovementOfWeatherEventType</text:span><text:span text:style-name="T43">"</text:span><text:span text:style-name="T42">/&gt;</text:span></text:p>
          <text:p text:style-name="P33"><text:span text:style-name="T42"><text:s text:c="17"/></text:span><text:span text:style-name="T42">&lt;/sequence&gt;</text:span></text:p>
          <text:p text:style-name="P33"><text:span text:style-name="T42"><text:s text:c="14"/></text:span><text:span text:style-name="T42">&lt;attribute </text:span><text:span text:style-name="T43">name="</text:span><text:span text:style-name="T44">setid</text:span><text:span text:style-name="T43">" type="</text:span><text:span text:style-name="T44">string</text:span><text:span text:style-name="T43">" fixed="</text:span><text:span text:style-name="T44">MVMT</text:span><text:span text:style-name="T43">"</text:span><text:span text:style-name="T42">/&gt;</text:span></text:p>
          <text:p text:style-name="P33"><text:span text:style-name="T42"><text:s text:c="10"/></text:span><text:span text:style-name="T42">&lt;/extension&gt;</text:span></text:p>
          <text:p text:style-name="P33"><text:span text:style-name="T42"><text:s text:c="6"/></text:span><text:span text:style-name="T42">&lt;/complexContent&gt;</text:span></text:p>
          <text:p text:style-name="P33"><text:span text:style-name="T42"><text:s/></text:span><text:span text:style-name="T42">&lt;/complexType&gt;</text:span></text:p>
        </draw:rect>
        <draw:frame draw:style-name="gr7" draw:text-style-name="P32" svg:width="3.1878in" svg:height="0.1878in" svg:x="2.9854in" svg:y="10.2988in">
          <draw:text-box>
            <text:p text:style-name="P31"><text:span text:style-name="T14">Table 8: Re-Factor of <text:s/>Sets</text:span></text:p>
          </draw:text-box>
        </draw:frame>
      </draw:g>
      <draw:g text:anchor-type="page" text:anchor-page-number="6" draw:z-index="9" draw:style-name="gr1">
        <draw:rect draw:style-name="gr6" draw:text-style-name="P35" svg:width="3.7343in" svg:height="7.4677in" svg:x="0.8319in" svg:y="1.1209in">
          <text:p text:style-name="P33"><text:span text:style-name="T54"/></text:p>
          <text:p text:style-name="P33"><text:span text:style-name="T54">Baseline Segments Global Types and Elements: </text:span></text:p>
          <text:p text:style-name="P33"><text:span text:style-name="T54"/></text:p>
          <text:p text:style-name="P33"><text:span text:style-name="T42">&lt;element </text:span><text:span text:style-name="T55">name="</text:span><text:span text:style-name="T44">ReportedUnitLocationSegment</text:span><text:span text:style-name="T55">" minOccurs="</text:span><text:span text:style-name="T44">0</text:span><text:span text:style-name="T55">" </text:span></text:p>
          <text:p text:style-name="P33"><text:span text:style-name="T55"><text:s text:c="16"/></text:span><text:span text:style-name="T55">maxOccurs="</text:span><text:span text:style-name="T44">unbounded</text:span><text:span text:style-name="T55">"</text:span><text:span text:style-name="T42">&gt;</text:span></text:p>
          <text:p text:style-name="P33"><text:span text:style-name="T42"><text:s text:c="4"/></text:span><text:span text:style-name="T42">&lt;complexType&gt;</text:span></text:p>
          <text:p text:style-name="P33"><text:span text:style-name="T42"><text:s text:c="6"/></text:span><text:span text:style-name="T42">&lt;sequence&gt;</text:span></text:p>
          <text:p text:style-name="P33"><text:span text:style-name="T42"><text:s text:c="10"/></text:span><text:span text:style-name="T42">&lt;element </text:span><text:span text:style-name="T55">name="</text:span><text:span text:style-name="T44">OrderLocationType</text:span><text:span text:style-name="T55">" minOccurs="</text:span><text:span text:style-name="T44">1</text:span><text:span text:style-name="T55">" maxOccurs="</text:span><text:span text:style-name="T44">1</text:span><text:span text:style-name="T55">"</text:span><text:span text:style-name="T42">&gt;</text:span></text:p>
          <text:p text:style-name="P33"><text:span text:style-name="T42"><text:s text:c="13"/></text:span><text:span text:style-name="T42">&lt;complexType&gt;</text:span></text:p>
          <text:p text:style-name="P33"><text:span text:style-name="T42"><text:s text:c="16"/></text:span><text:span text:style-name="T42">&lt;complexContent&gt;</text:span></text:p>
          <text:p text:style-name="P33"><text:span text:style-name="T42"><text:s text:c="18"/></text:span><text:span text:style-name="T42">&lt;extension </text:span><text:span text:style-name="T55">base="</text:span><text:span text:style-name="T44">s:OrderLocationTypeType</text:span><text:span text:style-name="T55">"</text:span><text:span text:style-name="T42">&gt;</text:span></text:p>
          <text:p text:style-name="P33"><text:span text:style-name="T42"><text:s text:c="22"/></text:span><text:span text:style-name="T42">&lt;attribute</text:span><text:span text:style-name="T55"> name="</text:span><text:span text:style-name="T44">setSeq</text:span><text:span text:style-name="T55">" type="</text:span><text:span text:style-name="T44">unsignedShort</text:span><text:span text:style-name="T55">" fixed="</text:span><text:span text:style-name="T44">51</text:span><text:span text:style-name="T55">"</text:span><text:span text:style-name="T42">/&gt;</text:span></text:p>
          <text:p text:style-name="P33"><text:span text:style-name="T42"><text:s text:c="19"/></text:span><text:span text:style-name="T42">&lt;/extension&gt;</text:span></text:p>
          <text:p text:style-name="P33"><text:span text:style-name="T42"><text:s text:c="17"/></text:span><text:span text:style-name="T42">&lt;/complexContent&gt;</text:span></text:p>
          <text:p text:style-name="P33"><text:span text:style-name="T42"><text:s text:c="15"/></text:span><text:span text:style-name="T42">&lt;/complexType&gt;</text:span></text:p>
          <text:p text:style-name="P33"><text:span text:style-name="T42"><text:s text:c="12"/></text:span><text:span text:style-name="T42">&lt;/element&gt;</text:span></text:p>
          <text:p text:style-name="P33"><text:span text:style-name="T42"><text:s text:c="12"/></text:span><text:span text:style-name="T42">&lt;element </text:span><text:span text:style-name="T55">name="</text:span><text:span text:style-name="T44">Area</text:span><text:span text:style-name="T55">" minOccurs="</text:span><text:span text:style-name="T44">0</text:span><text:span text:style-name="T55">" maxOccurs="</text:span><text:span text:style-name="T44">1</text:span><text:span text:style-name="T55">"</text:span><text:span text:style-name="T42">&gt;</text:span></text:p>
          <text:p text:style-name="P33"><text:span text:style-name="T42"><text:s text:c="15"/></text:span><text:span text:style-name="T42">&lt;complexType&gt;</text:span></text:p>
          <text:p text:style-name="P33"><text:span text:style-name="T42"><text:s text:c="18"/></text:span><text:span text:style-name="T42">&lt;complexContent&gt;</text:span></text:p>
          <text:p text:style-name="P33"><text:span text:style-name="T42"><text:s text:c="20"/></text:span><text:span text:style-name="T42">&lt;extension </text:span><text:span text:style-name="T55">base="</text:span><text:span text:style-name="T44">s:AreaType</text:span><text:span text:style-name="T55">"</text:span><text:span text:style-name="T42">&gt;</text:span></text:p>
          <text:p text:style-name="P33"><text:span text:style-name="T42"><text:s text:c="24"/></text:span><text:span text:style-name="T42">&lt;attribute </text:span><text:span text:style-name="T55">name="</text:span><text:span text:style-name="T44">setSeq</text:span><text:span text:style-name="T55">" type="</text:span><text:span text:style-name="T44">unsignedShort</text:span><text:span text:style-name="T55">" fixed="</text:span><text:span text:style-name="T44">52</text:span><text:span text:style-name="T55">"</text:span><text:span text:style-name="T42">/&gt;</text:span></text:p>
          <text:p text:style-name="P33"><text:span text:style-name="T42"><text:s text:c="21"/></text:span><text:span text:style-name="T42">&lt;/extension&gt;</text:span></text:p>
          <text:p text:style-name="P33"><text:span text:style-name="T42"><text:s text:c="20"/></text:span><text:span text:style-name="T42">&lt;/complexContent&gt;</text:span></text:p>
          <text:p text:style-name="P33"><text:span text:style-name="T42"><text:s text:c="18"/></text:span><text:span text:style-name="T42">&lt;/complexType&gt;</text:span></text:p>
          <text:p text:style-name="P33"><text:span text:style-name="T42"><text:s text:c="13"/></text:span><text:span text:style-name="T42">&lt;/element&gt;</text:span></text:p>
          <text:p text:style-name="P33"><text:span text:style-name="T42"><text:s text:c="13"/></text:span><text:span text:style-name="T42">&lt;element </text:span><text:span text:style-name="T55">name="</text:span><text:span text:style-name="T44">GridLocation</text:span><text:span text:style-name="T55">" minOccurs="</text:span><text:span text:style-name="T44">0</text:span><text:span text:style-name="T55">" maxOccurs="</text:span><text:span text:style-name="T44">1</text:span><text:span text:style-name="T55">"</text:span><text:span text:style-name="T42">&gt;</text:span></text:p>
          <text:p text:style-name="P33"><text:span text:style-name="T42"><text:s text:c="16"/></text:span><text:span text:style-name="T42">&lt;complexType&gt;</text:span></text:p>
          <text:p text:style-name="P33"><text:span text:style-name="T42"><text:s text:c="19"/></text:span><text:span text:style-name="T42">&lt;complexContent&gt;</text:span></text:p>
          <text:p text:style-name="P33"><text:span text:style-name="T42"><text:s text:c="22"/></text:span><text:span text:style-name="T42">&lt;extension </text:span><text:span text:style-name="T55">base="</text:span><text:span text:style-name="T44">s:GridLocationType</text:span><text:span text:style-name="T55">"</text:span><text:span text:style-name="T42">&gt;</text:span></text:p>
          <text:p text:style-name="P33"><text:span text:style-name="T42"><text:s text:c="25"/></text:span><text:span text:style-name="T42">&lt;attribute</text:span><text:span text:style-name="T55"> name="</text:span><text:span text:style-name="T44">setSeq</text:span><text:span text:style-name="T55">" type="</text:span><text:span text:style-name="T44">unsignedShort</text:span><text:span text:style-name="T55">" fixed="</text:span><text:span text:style-name="T44">53</text:span><text:span text:style-name="T55">"</text:span><text:span text:style-name="T42">/&gt;</text:span></text:p>
          <text:p text:style-name="P33"><text:span text:style-name="T42"><text:s text:c="24"/></text:span><text:span text:style-name="T42">&lt;/extension&gt;</text:span></text:p>
          <text:p text:style-name="P33"><text:span text:style-name="T42"><text:s text:c="21"/></text:span><text:span text:style-name="T42">&lt;/complexContent&gt;</text:span></text:p>
          <text:p text:style-name="P33"><text:span text:style-name="T42"><text:s text:c="19"/></text:span><text:span text:style-name="T42">&lt;/complexType&gt;</text:span></text:p>
          <text:p text:style-name="P33"><text:span text:style-name="T42"><text:s text:c="15"/></text:span><text:span text:style-name="T42">&lt;/element&gt;</text:span></text:p>
          <text:p text:style-name="P33"><text:span text:style-name="T42"><text:s text:c="15"/></text:span><text:span text:style-name="T42">&lt;element </text:span><text:span text:style-name="T55">name="</text:span><text:span text:style-name="T44">Line</text:span><text:span text:style-name="T55">" minOccurs="</text:span><text:span text:style-name="T44">0</text:span><text:span text:style-name="T55">" maxOccurs="</text:span><text:span text:style-name="T44">1</text:span><text:span text:style-name="T55">"</text:span><text:span text:style-name="T42">&gt;</text:span></text:p>
          <text:p text:style-name="P33"><text:span text:style-name="T42"><text:s text:c="17"/></text:span><text:span text:style-name="T42">&lt;complexType&gt;</text:span></text:p>
          <text:p text:style-name="P33"><text:span text:style-name="T42"><text:s text:c="19"/></text:span><text:span text:style-name="T42">&lt;complexContent&gt;</text:span></text:p>
          <text:p text:style-name="P33"><text:span text:style-name="T42"><text:s text:c="21"/></text:span><text:span text:style-name="T42">&lt;extension </text:span><text:span text:style-name="T55">base="</text:span><text:span text:style-name="T44">s:LineType</text:span><text:span text:style-name="T55">"</text:span><text:span text:style-name="T42">&gt;</text:span></text:p>
          <text:p text:style-name="P33"><text:span text:style-name="T42"><text:s text:c="24"/></text:span><text:span text:style-name="T42">&lt;attribute </text:span><text:span text:style-name="T55">name="</text:span><text:span text:style-name="T44">setSeq</text:span><text:span text:style-name="T55">" type="</text:span><text:span text:style-name="T44">unsignedShort</text:span><text:span text:style-name="T55">" fixed="</text:span><text:span text:style-name="T44">54</text:span><text:span text:style-name="T55">"</text:span><text:span text:style-name="T42">/&gt;</text:span></text:p>
          <text:p text:style-name="P33"><text:span text:style-name="T42"><text:s text:c="22"/></text:span><text:span text:style-name="T42">&lt;/extension&gt;</text:span></text:p>
          <text:p text:style-name="P33"><text:span text:style-name="T42"><text:s text:c="18"/></text:span><text:span text:style-name="T42">&lt;/complexContent&gt;</text:span></text:p>
          <text:p text:style-name="P33"><text:span text:style-name="T42"><text:s text:c="16"/></text:span><text:span text:style-name="T42">&lt;/complexType&gt;</text:span></text:p>
          <text:p text:style-name="P33"><text:span text:style-name="T42"><text:s text:c="14"/></text:span><text:span text:style-name="T42">&lt;/element&gt;</text:span></text:p>
          <text:p text:style-name="P33"><text:span text:style-name="T42"><text:s text:c="14"/></text:span><text:span text:style-name="T42">&lt;element </text:span><text:span text:style-name="T55">name="</text:span><text:span text:style-name="T44">TimeOfReportedUnitLocation</text:span><text:span text:style-name="T55">" minOccurs="</text:span><text:span text:style-name="T44">0</text:span><text:span text:style-name="T55">"</text:span></text:p>
          <text:p text:style-name="P33"><text:span text:style-name="T42"><text:s text:c="30"/></text:span><text:span text:style-name="T55">maxOccurs="</text:span><text:span text:style-name="T44">1</text:span><text:span text:style-name="T55">"</text:span><text:span text:style-name="T42">&gt;</text:span></text:p>
          <text:p text:style-name="P33"><text:span text:style-name="T42"><text:s text:c="16"/></text:span><text:span text:style-name="T42">&lt;complexType&gt;</text:span></text:p>
          <text:p text:style-name="P33"><text:span text:style-name="T42"><text:s text:c="18"/></text:span><text:span text:style-name="T42">&lt;complexContent&gt;</text:span></text:p>
          <text:p text:style-name="P33"><text:span text:style-name="T42"><text:s text:c="20"/></text:span><text:span text:style-name="T42">&lt;extension </text:span><text:span text:style-name="T55">base="</text:span><text:span text:style-name="T44">s:TimeType</text:span><text:span text:style-name="T55">"</text:span><text:span text:style-name="T42">&gt;</text:span></text:p>
          <text:p text:style-name="P33"><text:span text:style-name="T42"><text:s text:c="23"/></text:span><text:span text:style-name="T42">&lt;attribute</text:span><text:span text:style-name="T55"> name="</text:span><text:span text:style-name="T44">setSeq</text:span><text:span text:style-name="T55">" type="</text:span><text:span text:style-name="T44">unsignedShort</text:span><text:span text:style-name="T55">" fixed="</text:span><text:span text:style-name="T44">55</text:span><text:span text:style-name="T55">"</text:span><text:span text:style-name="T42">/&gt;</text:span></text:p>
          <text:p text:style-name="P33"><text:span text:style-name="T42"><text:s text:c="20"/></text:span><text:span text:style-name="T42">&lt;/extension&gt;</text:span></text:p>
          <text:p text:style-name="P33"><text:span text:style-name="T42"><text:s text:c="17"/></text:span><text:span text:style-name="T42">&lt;/complexContent&gt;</text:span></text:p>
          <text:p text:style-name="P33"><text:span text:style-name="T42"><text:s text:c="15"/></text:span><text:span text:style-name="T42">&lt;/complexType&gt;</text:span></text:p>
          <text:p text:style-name="P33"><text:span text:style-name="T42"><text:s text:c="11"/></text:span><text:span text:style-name="T42">&lt;/element&gt;</text:span></text:p>
          <text:p text:style-name="P33"><text:span text:style-name="T42"><text:s text:c="8"/></text:span><text:span text:style-name="T42">&lt;/sequence&gt;</text:span></text:p>
          <text:p text:style-name="P33"><text:span text:style-name="T42"><text:s text:c="7"/></text:span><text:span text:style-name="T42">&lt;attribute </text:span><text:span text:style-name="T55">name="</text:span><text:span text:style-name="T44">segSeq</text:span><text:span text:style-name="T55">" type="</text:span><text:span text:style-name="T44">unsignedShort</text:span><text:span text:style-name="T55">" fixed="</text:span><text:span text:style-name="T44">51</text:span><text:span text:style-name="T55">"</text:span><text:span text:style-name="T42">/&gt;</text:span></text:p>
          <text:p text:style-name="P33"><text:span text:style-name="T42"><text:s text:c="4"/></text:span><text:span text:style-name="T42">&lt;/complexType&gt;</text:span></text:p>
          <text:p text:style-name="P33"><text:span text:style-name="T42">&lt;/element&gt;</text:span></text:p>
        </draw:rect>
        <draw:rect draw:style-name="gr6" draw:text-style-name="P35" svg:width="3.2571in" svg:height="7.4677in" svg:x="4.5657in" svg:y="1.1209in">
          <text:p text:style-name="P33"><text:span text:style-name="T54"/></text:p>
          <text:p text:style-name="P33"><text:span text:style-name="T54">Refactor Segments Global Types: </text:span></text:p>
          <text:p text:style-name="P33"><text:span text:style-name="T54"/></text:p>
          <text:p text:style-name="P33"><text:span text:style-name="T42">&lt;complexType</text:span><text:span text:style-name="T55"> name="</text:span><text:span text:style-name="T44">ReportedUnitLocationSegmentType</text:span><text:span text:style-name="T55">"</text:span><text:span text:style-name="T42">&gt;</text:span></text:p>
          <text:p text:style-name="P33"><text:span text:style-name="T42"><text:s text:c="2"/></text:span><text:span text:style-name="T42">&lt;sequence&gt;</text:span></text:p>
          <text:p text:style-name="P33"><text:span text:style-name="T42"><text:s text:c="5"/></text:span><text:span text:style-name="T42">&lt;element </text:span><text:span text:style-name="T55">ref="</text:span><text:span text:style-name="T44">set:OrderLocationType</text:span><text:span text:style-name="T55">"</text:span><text:span text:style-name="T42">/&gt;</text:span></text:p>
          <text:p text:style-name="P33"><text:span text:style-name="T42"><text:s text:c="5"/></text:span><text:span text:style-name="T42">&lt;element </text:span><text:span text:style-name="T55">ref="</text:span><text:span text:style-name="T44">set:Area</text:span><text:span text:style-name="T55">"</text:span><text:span text:style-name="T42">/&gt;</text:span></text:p>
          <text:p text:style-name="P33"><text:span text:style-name="T42"><text:s text:c="5"/></text:span><text:span text:style-name="T42">&lt;element</text:span><text:span text:style-name="T55"> ref="</text:span><text:span text:style-name="T44">set:GridLocation</text:span><text:span text:style-name="T55">"</text:span><text:span text:style-name="T42">/&gt;</text:span></text:p>
          <text:p text:style-name="P33"><text:span text:style-name="T42"><text:s text:c="5"/></text:span><text:span text:style-name="T42">&lt;element </text:span><text:span text:style-name="T55">ref="</text:span><text:span text:style-name="T44">set:Line</text:span><text:span text:style-name="T55">"</text:span><text:span text:style-name="T42">/&gt;</text:span></text:p>
          <text:p text:style-name="P33"><text:span text:style-name="T42"><text:s text:c="4"/></text:span><text:span text:style-name="T42">&lt;element </text:span><text:span text:style-name="T55">name="</text:span><text:span text:style-name="T44">TimeOfReportedUnitLocation</text:span><text:span text:style-name="T55">"</text:span></text:p>
          <text:p text:style-name="P33"><text:span text:style-name="T55"><text:s text:c="20"/></text:span><text:span text:style-name="T55">minOccurs="</text:span><text:span text:style-name="T44">0</text:span><text:span text:style-name="T55">" maxOccurs="</text:span><text:span text:style-name="T44">1</text:span><text:span text:style-name="T55">" type="</text:span><text:span text:style-name="T44">set:TimeType</text:span><text:span text:style-name="T55">"</text:span><text:span text:style-name="T42">/&gt;</text:span></text:p>
          <text:p text:style-name="P33"><text:span text:style-name="T42"><text:s text:c="4"/></text:span><text:span text:style-name="T42">&lt;/sequence&gt;</text:span></text:p>
          <text:p text:style-name="P33"><text:span text:style-name="T42">&lt;/complexType&gt;</text:span></text:p>
          <text:p text:style-name="P33"><text:span text:style-name="T42"/></text:p>
          <text:p text:style-name="P33"><text:span text:style-name="T42"/></text:p>
        </draw:rect>
        <draw:frame draw:style-name="gr11" draw:text-style-name="P32" svg:width="3.1878in" svg:height="0.224in" svg:x="2.798in" svg:y="8.6547in">
          <draw:text-box>
            <text:p text:style-name="P31"><text:span text:style-name="T14">Table 9: Re-Factor of <text:s/>Segments</text:span></text:p>
          </draw:text-box>
        </draw:frame>
      </draw:g>
      <text:p text:style-name="P2">21 Oct 2015</text:p>
      <text:p text:style-name="P3">Subj: <text:s text:c="2"/>MESSSAGE TEXT FORMAT XML SCHEMA REFACTORING PROJECT</text:p>
      <text:p text:style-name="P6"><text:bookmark-start text:name="__DdeLink__1203_2102226089"/>1.<text:span text:style-name="T32"><text:tab/></text:span><text:span text:style-name="T7">Background</text:span></text:p>
      <text:p text:style-name="P6"/>
      <text:p text:style-name="P6"><text:span text:style-name="T32"><text:tab/></text:span>a.<text:span text:style-name="T32"><text:tab/></text:span>The current XML Schema for US and NATO MTF are designed for piecemeal implementation of messages based on commonly defined XML nodes which are maintained in relational databases. This makes normalization, re-use, and configuration management difficult. <text:s/>Because the current XML Schema design does not support implementation of the entire standard, there are persistent mismatches of messages implemented and versions across systems.</text:p>
      <text:p text:style-name="P6"/>
      <text:p text:style-name="P6"><text:span text:style-name="T32"><text:tab/></text:span>c.<text:span text:style-name="T32"><text:tab/></text:span>The re-factor of these standards to a Garden of Eden XML Schema Design model allows provisioning of consolidated XML Schema files with a manageable sizes to allow complete implementation of every message using a uniform and re-usable methodology. <text:s/>Alignment with the US National Information Exchange Model (NIEM) methodology will allow the development and re-use of <text:span text:style-name="T38">standardized</text:span> Information Exchange Product Documentation (IEPD) resources which will support valid implementations and promote interoperability with external specifications.</text:p>
      <text:p text:style-name="P6"/>
      <text:p text:style-name="P6">2.<text:span text:style-name="T32"><text:tab/></text:span><text:span text:style-name="T7">Goals</text:span></text:p>
      <text:p text:style-name="P6"/>
      <text:p text:style-name="P6"><text:span text:style-name="T32"><text:tab/></text:span>a.<text:span text:style-name="T32"><text:tab/></text:span>This project will use the Extensible <text:span text:style-name="T39">Style-sheet</text:span> Language for Transformation (XSLT) to convert existing XML Schema products to Garden of Eden design pattern, and will reduce file sizes by normalizing Types, using attributes in annotation elements, and applying fixed values where appropriate to reduce ambiguity and eliminate rules which specify required content. <text:s/>The resulting XML Schema products will support all requirements for the text based slash delimited MTF format, and will avoid alteration of XML element names except where absolutely necessary for naming <text:span text:style-name="T38">de-confliction</text:span> of global nodes. Except for a few cases, XML instances from the current standard will validate against the re-factored XML <text:span text:style-name="T38">Schema</text:span> if common <text:span text:style-name="T38">name-spaces</text:span> are assigned.</text:p>
      <text:p text:style-name="P6"/>
      <text:p text:style-name="P6"><text:span text:style-name="T32"><text:tab/></text:span>c.<text:span text:style-name="T32"><text:tab/></text:span>This project is intended to support holistic implementation of the standards in order to facilitate use in web services, allow conversion between US and NATO specification, conversion between message versions, and interoperability with other standard formats.</text:p>
      <text:p text:style-name="P6"/>
      <text:p text:style-name="P6">3.<text:span text:style-name="T32"><text:tab/></text:span><text:span text:style-name="T7">Usage</text:span><text:span text:style-name="T33">. <text:s/></text:span>The process for converting from current standard formats is provided for purposes of integrity, testing and verification. For most use cases, the generated XML <text:span text:style-name="T38">Schema</text:span> can be used without repeating this conversion. <text:s/>Reference implementation products are intended for re-use and distribution in order to promote interoperability and uniformity in implementations. These products should load the provided re-factored XML <text:span text:style-name="T38">Schema</text:span> and provide intended MTF messaging functionality for every message and message component.</text:p>
      <text:p text:style-name="P6"/>
      <text:p text:style-name="P6">5. <text:s/><text:span text:style-name="T7">USMTF XML Schema Design</text:span>. <text:s/>Adjustments are made to the format of all XML Schema in order to reduce size, and eliminate redundant or unnecessary information.</text:p>
      <text:p text:style-name="P6"/>
      <text:p text:style-name="P6"><text:span text:style-name="T32"><text:tab/></text:span>a. <text:s/><text:span text:style-name="T32"><text:tab/></text:span><text:span text:style-name="T7">Annotations</text:span></text:p>
      <text:p text:style-name="P6"/>
      <text:p text:style-name="P7"><text:tab/><text:tab/>(1) <text:s/>Content of annotations is converted from elements to attributes in order to reduce size caused by closing tags. Names are changed to plain language terms instead of database field names.<text:span text:style-name="T27"> <text:s/></text:span>Elements are used for <text:span text:style-name="T27">Examples and Documents which have </text:span>multiple items.<text:span text:style-name="T27"> When</text:span> documentation and appinfo items are duplicative, the information is retained in the documentation node and removed from the appinfo node.<text:span text:style-name="T27"> <text:s/>Empty items are omitted.</text:span></text:p>
      <text:p text:style-name="P7"><text:bookmark-end text:name="__DdeLink__1203_2102226089"/></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p>
      <text:p text:style-name="P7"><text:soft-page-break/></text:p>
      <text:p text:style-name="P23"><text:span text:style-name="T17"><text:tab/><text:tab/></text:span><text:bookmark-start text:name="__DdeLink__1205_2102226089"/><text:span text:style-name="T20">b</text:span><text:span text:style-name="T17">. <text:s/></text:span><text:span text:style-name="T16"><text:tab/></text:span><text:span text:style-name="T25">Fields </text:span><text:span text:style-name="T23">Re-factor</text:span></text:p>
      <text:p text:style-name="P21"/>
      <text:p text:style-name="P23"><text:span text:style-name="T17"><text:tab/><text:tab/><text:tab/></text:span><text:span text:style-name="T20">(1)</text:span><text:span text:style-name="T17"><text:tab/></text:span><text:span text:style-name="T22">Field Base Types</text:span><text:span text:style-name="T26">.</text:span><text:span text:style-name="T24"><text:tab/></text:span><text:span text:style-name="T26"><text:tab/></text:span><text:span text:style-name="T14">The requirement to apply security markings to every field is currently accomplished by extending </text:span><text:span text:style-name="T21">S</text:span><text:span text:style-name="T18">imple Type</text:span><text:span text:style-name="T14"> fields at the Set level to add the ICM attribute group. This reduces the ability to reference fields at the Set level and causes unnecessary repetition in the XML Schema design.</text:span><text:span text:style-name="T19"> <text:s/></text:span><text:span text:style-name="T14">The Re-Factor approach is to create FieldBaseTypes which carry the ICM attribute group and can be used to add other field level extensions. All fields are provided as </text:span><text:span text:style-name="T21">C</text:span><text:span text:style-name="T14">omplex Types which extend the base types.</text:span><text:bookmark-end text:name="__DdeLink__1205_2102226089"/></text:p>
      <text:p text:style-name="P13"/>
      <text:p text:style-name="P13"/>
      <text:p text:style-name="P13"/>
      <text:p text:style-name="P13"/>
      <text:p text:style-name="P13"/>
      <text:p text:style-name="P13"/>
      <text:p text:style-name="P13"/>
      <text:p text:style-name="P20"><text:soft-page-break/></text:p>
      <text:p text:style-name="P22"><text:bookmark-start text:name="__DdeLink__1207_2102226089"/><text:span text:style-name="T14"><text:tab/><text:tab/><text:tab/>(</text:span><text:span text:style-name="T20">2</text:span><text:span text:style-name="T14">) <text:s/></text:span><text:span text:style-name="T22">Strings</text:span><text:span text:style-name="T14">.</text:span><text:span text:style-name="T15"> <text:s/></text:span><text:span text:style-name="T14">By comparing Regular Expressions the number of types extended by FieldStringBase Type is reduced. <text:s/>Types which include length and value restrictions in the Regular Expression are removed. <text:s/>String types are defined using </text:span><text:span text:style-name="T1">pattern for content, and XML Schema </text:span><text:span text:style-name="T2">elements</text:span><text:span text:style-name="T1"> to specify lengths at the element level. </text:span><text:span text:style-name="T3"><text:s/>The provided example "</text:span><text:span text:style-name="T1">AlphaNumericBlankSpecialTextType</text:span><text:span text:style-name="T3">"</text:span><text:span text:style-name="T4"> is re-used 877 times in the USMTF </text:span><text:span text:style-name="T5">GoE_</text:span><text:span text:style-name="T4">fields.xsd schema.</text:span><text:bookmark-end text:name="__DdeLink__1207_2102226089"/></text:p>
      <text:p text:style-name="P24"/>
      <text:p text:style-name="P6"/>
      <text:p text:style-name="P11"><text:bookmark-start text:name="__DdeLink__1209_2102226089"/><text:tab/><text:tab/><text:tab/>(3) <text:s/><text:span text:style-name="T12">Enumerations</text:span>.<text:span text:style-name="T6"> <text:s/>Enumerations</text:span> do not require Regular Expressions or types. <text:s/>the XML Schema integer is extended by FieldIntegerBaseType to include security markings.<text:bookmark-end text:name="__DdeLink__1209_2102226089"/></text:p>
      <text:p text:style-name="P11"/>
      <text:p text:style-name="P11"><text:bookmark-start text:name="__DdeLink__1211_2102226089"/><text:tab/><text:tab/><text:tab/>(<text:span text:style-name="T40">4</text:span>) <text:s/><text:span text:style-name="T7">Integers</text:span>.<text:span text:style-name="T6"> <text:s/></text:span>Integers do not require Regular Expressions or types. <text:s/>the XML Schema integer is extended by FieldIntegerBaseType to include security markings, and each Integer field restricts FieldIntegerBaseType to add value restrictions.<text:bookmark-end text:name="__DdeLink__1211_2102226089"/></text:p>
      <text:p text:style-name="P11"/>
      <text:p text:style-name="P11"><text:soft-page-break/></text:p>
      <text:p text:style-name="P6"><text:tab/><text:tab/><text:tab/>(<text:span text:style-name="T40">5</text:span>) <text:s/><text:span text:style-name="T7">Decimals</text:span>.<text:span text:style-name="T6"> <text:s/></text:span>Decimals do not require Regular Expressions or types. <text:s/>the XML Schema decimal is extended by FieldIntegerBaseType to include security markings, and each Decimal field restricts FieldDecimalBaseType to add value restrictions.</text:p>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text:span text:style-name="T30"><text:tab/><text:tab/></text:span><text:bookmark-start text:name="__DdeLink__1215_2102226089"/><text:span text:style-name="T31">c</text:span><text:span text:style-name="T29">.</text:span><text:span text:style-name="T30"><text:tab/></text:span><text:span text:style-name="T10">Sets</text:span><text:span text:style-name="T9"> Re-factor</text:span><text:span text:style-name="T34">. <text:s/></text:span><text:span text:style-name="T35">Application of security attribute group at the Field level reduces the need for extensions at the set level.</text:span><text:bookmark-end text:name="__DdeLink__1215_2102226089"/></text:p>
      <text:p text:style-name="P18"><text:soft-page-break/></text:p>
      <text:p text:style-name="P15"><text:span text:style-name="T29"><text:tab/><text:tab/></text:span><text:bookmark-start text:name="__DdeLink__1217_2102226089"/><text:span text:style-name="T29">e</text:span><text:span text:style-name="T28">.<text:tab/></text:span><text:span text:style-name="T8">Segments Re-factor</text:span><text:span text:style-name="T28">. <text:s/>Segments are extracted from messages to provide the opportunity for re-use.</text:span><text:bookmark-end text:name="__DdeLink__1217_2102226089"/></text:p>
      <text:p text:style-name="P16"/>
      <text:p text:style-name="P17"/>
      <text:p text:style-name="P9"><text:s text:c="7"/></text:p>
      <text:p text:style-name="P17"/>
      <text:p text:style-name="P12"><text:s/></text:p>
      <text:p text:style-name="P12"/>
      <text:p text:style-name="P25"/>
      <text:p text:style-name="P12"/>
      <text:p text:style-name="P12"><text:soft-page-break/></text:p>
      <text:p text:style-name="P12"/>
      <text:p text:style-name="P12"/>
      <text:p text:style-name="P12"/>
      <text:p text:style-name="P26"/>
      <text:p text:style-name="P12"/>
      <text:p text:style-name="P12"/>
      <text:p text:style-name="P12"/>
      <text:p text:style-name="P12"/>
      <text:p text:style-name="P12">(5) <text:s/><text:span text:style-name="T7">Normalization</text:span></text:p>
      <text:p text:style-name="P6"/>
      <text:p text:style-name="P6"><text:s text:c="16"/><text:bookmark-start text:name="__DdeLink__1220_2102226089"/><text:s text:c="2"/>(a) <text:s/><text:span text:style-name="T7">Rationale</text:span></text:p>
      <text:p text:style-name="P6"/>
      <text:p text:style-name="P8"><text:span text:style-name="T37"><text:tab/><text:tab/><text:tab/></text:span> <text:s/><text:span text:style-name="T7">1</text:span>. <text:s/>The creation of a "Type" for every field in MTF simply by adding "Type" or "SimpleType" to each field name does not leverage the concept of Typing appropriately. Many fields have identical content restrictions.</text:p>
      <text:p text:style-name="P9"/>
      <text:p text:style-name="P9"><text:s text:c="23"/><text:span text:style-name="T7">2</text:span>. <text:s/>By comparing regular expressions, numerical content, and enumerations the number of simpleTypes are significantly reduced and the XML implementation of the MIL STDs employs reuse, extension and restriction effectively.</text:p>
      <text:p text:style-name="P6"/>
      <text:p text:style-name="P6"><text:s text:c="24"/><text:span text:style-name="T7">3</text:span>. <text:s/>Base Types are implemented at the field level to serve the requirement to be able to add security markings at the field level. The Baseline XML Schema accomplish this at the Set level which requires extension for every field each time it is used.</text:p>
      <text:p text:style-name="P6"/>
      <text:p text:style-name="P6"><text:s text:c="24"/><text:span text:style-name="T7">4</text:span>. <text:s/>The implementation of FieldStringBaseType, Field EnumerationBaseType, FieldIntegerBaseType, and FieldIntegerBaseType allow fields to be re-used by referencing instead of extension except where they have the nillable attribute. This significantly reduces the size of the XML Schema files.</text:p>
      <text:p text:style-name="P6"/>
      <text:p text:style-name="P6"><text:s text:c="24"/><text:span text:style-name="T7">5</text:span>. <text:s/>Base Types also provide the opportunity for additional extensions which can be applied at the field level when they are re-used externally or when the MIL STD requirements dictates such an adjustment.<text:bookmark-end text:name="__DdeLink__1220_2102226089"/></text:p>
      <text:p text:style-name="P6"/>
      <text:p text:style-name="P6"><text:s text:c="18"/>(b) <text:s/><text:span text:style-name="T7">Strings</text:span></text:p>
      <text:p text:style-name="P6"/>
      <text:p text:style-name="P6"><text:bookmark-start text:name="__DdeLink__1222_2102226089"/><text:s text:c="24"/>1. <text:s/><text:span text:style-name="T7">Regular Expression Comparison</text:span></text:p>
      <text:p text:style-name="P6"/>
      <text:p text:style-name="P6"><text:s text:c="24"/>2. <text:s/><text:span text:style-name="T7">FreeText simplification</text:span></text:p>
      <text:p text:style-name="P6"/>
      <text:p text:style-name="P6"><text:s text:c="24"/>3. <text:s/><text:span text:style-name="T7">BlankSpace simplification</text:span><text:bookmark-end text:name="__DdeLink__1222_2102226089"/></text:p>
      <text:p text:style-name="P6"/>
      <text:p text:style-name="P6"><text:s text:c="18"/>(c) <text:s/><text:span text:style-name="T7">Enumerations</text:span>. <text:s/>The Norm<text:span text:style-name="T36">a</text:span>lizedSimpleTypes.xsd has been created based on analysis to determine reusable enumeration sets. <text:s/>The Enumerations.xsl applies these types to elements when content is equivalent, and include annotations at the element level.</text:p>
      <text:p text:style-name="P6"/>
      <text:p text:style-name="P6"><text:s text:c="18"/>(d) <text:s/><text:span text:style-name="T7">Numerics</text:span></text:p>
      <text:p text:style-name="P6"/>
      <text:p text:style-name="P6"><text:s text:c="24"/>1. <text:s/><text:span text:style-name="T7">Integers</text:span></text:p>
      <text:p text:style-name="P6"/>
      <text:p text:style-name="P6"><text:s text:c="24"/>2. <text:s/><text:span text:style-name="T7">Decimals</text:span></text:p>
      <text:p text:style-name="P6"/>
      <text:p text:style-name="P6"><text:s text:c="17"/><text:bookmark-start text:name="__DdeLink__1224_2102226089"/><text:s/>(e) <text:s/><text:span text:style-name="T7">Summary</text:span>.</text:p>
      <text:p text:style-name="P6"/>
      <text:p text:style-name="P6"><text:s text:c="24"/>1. <text:s/>String type normalization reduces the number of string simpleTypes from 1624 to 153 without impacting message content.</text:p>
      <text:p text:style-name="P6"/>
      <text:p text:style-name="P6"><text:s text:c="24"/>2. <text:s/>Enumeration normalization reduces the number of enumerated simpleTypes from 1766 to 1473 without impacting message content.</text:p>
      <text:p text:style-name="P6"/>
      <text:p text:style-name="P6"><text:s text:c="24"/>3. <text:s/>Numeric normalization eliminates 1337 integer simpleTypes and 245 decimal simpleTypes.</text:p>
      <text:p text:style-name="P6"><text:bookmark-end text:name="__DdeLink__1224_2102226089"/></text:p>
      <text:p text:style-name="P6"><text:s text:c="11"/>(6) <text:s/><text:span text:style-name="T7">Process</text:span>.<text:span text:style-name="T13"> <text:s/></text:span><text:bookmark-start text:name="__DdeLink__1226_2102226089"/>This process is retained for purposes of verification, testing and maintenance. <text:s/>It is not necessary for implementers to repeat the effort.<text:bookmark-end text:name="__DdeLink__1226_2102226089"/></text:p>
      <text:p text:style-name="P6"/>
      <text:p text:style-name="P6"><text:soft-page-break/><text:s text:c="17"/><text:bookmark-start text:name="__DdeLink__1228_2102226089"/><text:s/>(a) <text:s/>The NormalizedSimpleTypes.x<text:span text:style-name="T13">s</text:span>d file was created using a variety of methods which <text:span text:style-name="T38">analyze</text:span> and compare Regular Expressions. This required subjective decisions which may be adjusted. The XSLT scripts to accomplish this are in the USMTF/XSLT/Normalization/work directory.</text:p>
      <text:p text:style-name="P6"/>
      <text:p text:style-name="P6"><text:s text:c="18"/>(b) <text:s/>The XSLT scripts to generate the normalized simpleTypes are located in the USMTF/XSLT/Normalization directory. Data products are located in the USMTF/XSD/<text:span text:style-name="T38">Normalized</text:span>/work directory.</text:p>
      <text:p text:style-name="P6"/>
      <text:p text:style-name="P6"><text:s text:c="18"/>(c) <text:s/>The Strings.xsl, Numerics.xsl, and Enumerations.xsl scripts can be executed in any order. Results are written to the USMTF/XSD/<text:span text:style-name="T38">Normalized</text:span> directory.</text:p>
      <text:p text:style-name="P6"/>
      <text:p text:style-name="P6"><text:s text:c="18"/>(d) <text:s/>The GoE_Fields.xsl script consolidates the Strings.xsd, Integers.xsd, Decimals.xsd and Enumerations.xsd files into the GoE_field.xsd document which is stored in the USMTF/XSD/GoE_Schema directory.</text:p>
      <text:p text:style-name="P6"/>
      <text:p text:style-name="P6"><text:s text:c="6"/>d. <text:s/><text:span text:style-name="T7">Sets </text:span><text:span text:style-name="T11">Re-factor.</text:span> <text:s/>Sets extend the BaseSetType in order to add the security attribute group at the set level. <text:s/>Because fields types are now also extended, they do not need to be extended in the Sets Schema, but can be directly referenced or typed. <text:s text:c="2"/>Because nillable elements cannot be referenced, they are extended.</text:p>
      <text:p text:style-name="P6"/>
      <text:p text:style-name="P6"><text:s text:c="6"/>e. <text:s/><text:span text:style-name="T7">Segments </text:span><text:span text:style-name="T11">Re-factor.</text:span> <text:s/>Segments are extracted from messages to provide the opportunity for re-use.</text:p>
      <text:p text:style-name="P6"/>
      <text:p text:style-name="P6"><text:s text:c="6"/>f. <text:s/><text:span text:style-name="T7">Messages </text:span><text:span text:style-name="T11">Re-factor</text:span></text:p>
      <text:p text:style-name="P6"/>
      <text:p text:style-name="P6"><text:s text:c="11"/>(1) <text:s/><text:span text:style-name="T7">Element Name Changes</text:span>.<text:span text:style-name="T13"> <text:s/></text:span>One of the goals for the re-factor was to minimize impact on current XML Instance documents. <text:s/>In the case of General Text and Heading Information fields the proposed change adds field names which are specific to the required content and eliminate the need to distinguish XML nodes by appending numbers. <text:s/>The list of proposed changes is provided in attached restricted material.</text:p>
      <text:p text:style-name="P6"/>
      <text:p text:style-name="P6"><text:s text:c="11"/>(2) <text:s/><text:span text:style-name="T7">General Text </text:span><text:span text:style-name="T11">Re-factor</text:span></text:p>
      <text:p text:style-name="P6"/>
      <text:p text:style-name="P6"><text:s text:c="11"/>(3) <text:s/><text:span text:style-name="T7">Heading Information </text:span><text:span text:style-name="T11">Re-factor</text:span></text:p>
      <text:p text:style-name="P6"/>
      <text:p text:style-name="P6"><text:s text:c="11"/>(4) <text:s/><text:span text:style-name="T7">Message Identification</text:span></text:p>
      <text:p text:style-name="P5"><text:bookmark-end text:name="__DdeLink__1228_21022260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100%" fo:text-align="center"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4719a" style:font-size-asian="10pt" style:font-size-complex="10pt"/>
    </style:style>
    <style:style style:name="MP2" style:family="paragraph" style:parent-style-name="Standard">
      <style:text-properties fo:color="#000000" fo:font-size="7pt" officeooo:paragraph-rsid="001f2413" style:font-size-asian="7pt" style:font-size-complex="7pt"/>
    </style:style>
    <style:page-layout style:name="Mpm1">
      <style:page-layout-properties fo:page-width="8.5in" fo:page-height="11in" style:num-format="1" style:print-orientation="portrait" fo:margin-top="0.5in" fo:margin-bottom="0.5in" fo:margin-left="0.5in" fo:margin-right="0.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1598in" fo:margin-left="0in" fo:margin-right="0in" fo:margin-bottom="0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ESSSAGE TEXT FORMAT XML SCHEMA REFACTORING PROJECT</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9:57:30.801145984</meta:creation-date>
    <dc:date>2015-10-23T20:08:34.651424425</dc:date>
    <meta:editing-duration>PT6H49M59S</meta:editing-duration>
    <meta:editing-cycles>15</meta:editing-cycles>
    <meta:generator>LibreOffice/4.4.2.2$Linux_X86_64 LibreOffice_project/40m0$Build-2</meta:generator>
    <dc:creator>JDN </dc:creator>
    <meta:document-statistic meta:table-count="0" meta:image-count="0" meta:object-count="0" meta:page-count="8" meta:paragraph-count="54" meta:word-count="1299" meta:character-count="9528" meta:non-whitespace-character-count="7641"/>
  </office:meta>
</office:document-meta>
</file>